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adornments="Cursief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5d0f0f"/>
    </style:style>
    <style:style style:name="P11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line-height="100%"/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6" style:family="paragraph" style:parent-style-name="Standard"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paragraph-rsid="002bb4d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rsid="000cf346" officeooo:paragraph-rsid="002bb4d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9" style:family="paragraph" style:parent-style-name="Standard">
      <style:paragraph-properties fo:break-before="page"/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0" style:family="paragraph" style:parent-style-name="Footnote">
      <style:text-properties officeooo:paragraph-rsid="0033797d"/>
    </style:style>
    <style:style style:name="P2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05d0f0f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1361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547fb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1696e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34442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01696e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fo:background-color="transparent" style:language-asian="nl" style:country-asian="NL" style:font-weight-asian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170af8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585a72"/>
    </style:style>
    <style:style style:name="P40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1" style:family="paragraph" style:parent-style-name="Standard" style:list-style-name="L2"/>
    <style:style style:name="P42" style:family="paragraph" style:parent-style-name="Standard" style:list-style-name="L2">
      <style:text-properties officeooo:paragraph-rsid="0033797d"/>
    </style:style>
    <style:style style:name="P43" style:family="paragraph" style:parent-style-name="Standard" style:list-style-name="L2">
      <style:text-properties officeooo:paragraph-rsid="00369e7c"/>
    </style:style>
    <style:style style:name="P44" style:family="paragraph" style:parent-style-name="Standard" style:list-style-name="L2">
      <style:text-properties officeooo:paragraph-rsid="0057ae4b"/>
    </style:style>
    <style:style style:name="P45" style:family="paragraph" style:parent-style-name="Standard" style:list-style-name="L2">
      <style:text-properties fo:font-size="11pt" style:font-size-asian="11pt" style:font-size-complex="11pt"/>
    </style:style>
    <style:style style:name="P46" style:family="paragraph" style:parent-style-name="Standard" style:list-style-name="L2"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7" style:family="paragraph" style:parent-style-name="Standard" style:list-style-name="L2">
      <style:text-properties fo:color="#000000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P48" style:family="paragraph" style:parent-style-name="Standard" style:list-style-name="L2">
      <style:text-properties fo:color="#000000" style:text-line-through-style="none" fo:language="nl" fo:country="NL" fo:font-weight="normal" officeooo:paragraph-rsid="00369e7c" fo:background-color="transparent" style:language-asian="nl" style:country-asian="NL" style:font-weight-asian="normal" style:font-weight-complex="normal"/>
    </style:style>
    <style:style style:name="P49" style:family="paragraph" style:parent-style-name="Standard" style:list-style-name="L2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0" style:family="paragraph" style:parent-style-name="Standard" style:list-style-name="L2">
      <style:text-properties fo:color="#000000" style:font-name="Ubuntu3" fo:font-size="11pt" style:font-size-asian="11pt" style:font-size-complex="11pt"/>
    </style:style>
    <style:style style:name="P51" style:family="paragraph" style:parent-style-name="Standard" style:list-style-name="L2">
      <style:text-properties fo:color="#000000" style:font-name="Ubuntu3" fo:font-size="11pt" fo:font-style="normal" style:font-size-asian="11pt" style:font-style-asian="normal" style:font-size-complex="11pt" style:font-style-complex="normal"/>
    </style:style>
    <style:style style:name="P52" style:family="paragraph" style:parent-style-name="Standard" style:list-style-name="L2">
      <style:text-properties fo:font-style="normal" style:font-style-asian="normal" style:font-style-complex="normal"/>
    </style:style>
    <style:style style:name="P53" style:family="paragraph" style:parent-style-name="Standard" style:list-style-name="L3"/>
    <style:style style:name="P54" style:family="paragraph" style:parent-style-name="Standard" style:list-style-name="L3">
      <style:text-properties style:font-name="Bitstream Vera Sans" fo:font-size="10pt" fo:language="nl" fo:country="NL" fo:background-color="transparent" style:font-size-asian="10pt" style:language-asian="nl" style:country-asian="NL" style:font-name-complex="Bitstream Vera Sans" style:font-size-complex="10pt"/>
    </style:style>
    <style:style style:name="P55" style:family="paragraph" style:parent-style-name="Footnote">
      <style:text-properties officeooo:paragraph-rsid="0063091f"/>
    </style:style>
    <style:style style:name="T1" style:family="text">
      <style:text-properties style:font-name="Ubuntu3" fo:font-size="11pt" style:font-size-asian="11pt" style:font-size-complex="11pt"/>
    </style:style>
    <style:style style:name="T2" style:family="text">
      <style:text-properties style:font-name="Ubuntu3" fo:font-size="11pt" officeooo:rsid="001696eb" style:font-size-asian="11pt" style:font-size-complex="11pt"/>
    </style:style>
    <style:style style:name="T3" style:family="text">
      <style:text-properties style:font-name="Ubuntu3" fo:font-size="11pt" officeooo:rsid="0016af72" style:font-size-asian="11pt" style:font-size-complex="11pt"/>
    </style:style>
    <style:style style:name="T4" style:family="text">
      <style:text-properties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5" style:family="text">
      <style:text-properties style:font-name="Ubuntu3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Ubuntu3" fo:font-size="11pt" fo:font-weight="normal" officeooo:rsid="001696eb" style:font-size-asian="11pt" style:font-weight-asian="normal" style:font-size-complex="11pt" style:font-weight-complex="normal"/>
    </style:style>
    <style:style style:name="T7" style:family="text">
      <style:text-properties style:font-name="Ubuntu3" fo:font-size="11pt" style:font-name-asian="Times New Roman" style:font-size-asian="11pt" style:font-size-complex="11pt" style:language-complex="ar" style:country-complex="SA"/>
    </style:style>
    <style:style style:name="T8" style:family="text">
      <style:text-properties style:font-name="Ubuntu3" fo:font-size="11pt" fo:font-style="normal" style:text-underline-style="none" style:font-size-asian="11pt" style:font-style-asian="normal" style:font-name-complex="Bitstream Vera Sans" style:font-size-complex="11pt" style:font-style-complex="normal"/>
    </style:style>
    <style:style style:name="T9" style:family="text">
      <style:text-properties style:font-name="Ubuntu3" fo:font-size="11pt" fo:font-style="normal" style:text-underline-style="none" fo:font-weight="normal" style:font-size-asian="11pt" style:font-style-asian="normal" style:font-weight-asian="normal" style:font-name-complex="Bitstream Vera Sans" style:font-size-complex="11pt" style:font-style-complex="normal" style:font-weight-complex="normal"/>
    </style:style>
    <style:style style:name="T10" style:family="text">
      <style:text-properties style:font-name="Ubuntu3" fo:font-size="11pt" fo:font-style="normal" style:text-underline-style="none" style:font-name-asian="DejaVu Sans1" style:font-size-asian="11pt" style:font-style-asian="normal" style:font-name-complex="Bitstream Vera Sans" style:font-size-complex="11pt" style:font-style-complex="normal"/>
    </style:style>
    <style:style style:name="T11" style:family="text">
      <style:text-properties fo:language="nl" fo:country="NL" style:language-asian="nl" style:country-asian="NL"/>
    </style:style>
    <style:style style:name="T12" style:family="text">
      <style:text-properties fo:color="#000000" style:text-line-through-style="none" style:font-name="Ubuntu3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03379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font-name="Ubuntu3" fo:font-size="10pt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15" style:family="text">
      <style:text-properties fo:color="#000000" style:text-line-through-style="none" style:font-name="Ubuntu3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7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5c043b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60c65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9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0" style:family="text">
      <style:text-properties fo:color="#000000" style:text-line-through-style="none" style:font-name="Ubuntu3" fo:font-size="11pt" fo:language="nl" fo:country="NL" fo:font-style="normal" style:text-underline-style="none" fo:font-weight="normal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1" style:family="text">
      <style:text-properties fo:color="#000000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22" style:family="text">
      <style:text-properties fo:color="#000000" style:text-line-through-style="none" style:font-name="Ubuntu3" fo:font-size="11pt" fo:language="nl" fo:country="NL" fo:font-style="normal" style:text-underline-style="none" fo:font-weight="bold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23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24" style:family="text">
      <style:text-properties fo:color="#000000" style:text-line-through-style="none" style:font-name="Ubuntu3" fo:font-size="11pt" fo:language="nl" fo:country="NL" fo:font-style="normal" style:text-underline-style="none" officeooo:rsid="005c043b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25" style:family="text">
      <style:text-properties fo:color="#000000" style:text-line-through-style="none" style:font-name="Ubuntu3" fo:font-size="11pt" fo:language="nl" fo:country="NL" fo:font-style="normal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6" style:family="text">
      <style:text-properties fo:color="#000000" style:text-line-through-style="none" style:font-name="Ubuntu3" fo:font-size="11pt" style:text-underline-style="none" style:font-size-asian="11pt" style:font-size-complex="11pt"/>
    </style:style>
    <style:style style:name="T27" style:family="text">
      <style:text-properties fo:color="#000000" style:text-line-through-style="none" style:font-name="Ubuntu3" fo:font-size="11pt" style:text-underline-style="none" officeooo:rsid="0033797d" style:font-size-asian="11pt" style:font-size-complex="11pt"/>
    </style:style>
    <style:style style:name="T28" style:family="text">
      <style:text-properties fo:color="#000000" style:text-line-through-style="non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0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1" style:family="text">
      <style:text-properties fo:color="#000000" style:text-line-through-style="none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text-line-through-style="none" fo:font-size="10pt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33" style:family="text">
      <style:text-properties fo:color="#000000" style:text-line-through-style="none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34" style:family="text">
      <style:text-properties fo:color="#000000" style:text-line-through-style="none" fo:font-size="11pt" fo:language="nl" fo:country="NL" fo:font-style="normal" style:text-underline-style="none" officeooo:rsid="00153bda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35" style:family="text">
      <style:text-properties fo:color="#000000" style:text-line-through-style="none" fo:font-size="11pt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36" style:family="text">
      <style:text-properties fo:color="#000000" style:text-line-through-style="none" fo:font-size="11pt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37" style:family="text">
      <style:text-properties fo:color="#000000" style:text-line-through-style="none" fo:font-size="11pt" fo:language="nl" fo:country="NL" fo:font-weight="normal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38" style:family="text">
      <style:text-properties fo:color="#000000" style:text-line-through-style="none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39" style:family="text">
      <style:text-properties fo:color="#000000" style:text-line-through-style="none" fo:language="nl" fo:country="NL" fo:font-style="normal" style:text-underline-style="none" officeooo:rsid="005c043b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40" style:family="text">
      <style:text-properties fo:color="#000000" style:text-line-through-style="none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41" style:family="text"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2" style:family="text">
      <style:text-properties fo:color="#000000" style:font-name="Ubuntu3" fo:font-size="11pt" fo:language="nl" fo:country="NL" fo:font-weight="normal" officeooo:rsid="000ea22d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3" style:family="text">
      <style:text-properties fo:color="#000000" style:font-name="Ubuntu3" fo:font-size="11pt" fo:language="nl" fo:country="NL" fo:font-weight="normal" officeooo:rsid="004295b6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4" style:family="text">
      <style:text-properties fo:color="#000000" style:font-name="Ubuntu3" fo:font-size="11pt" fo:language="nl" fo:country="NL" fo:font-weight="normal" officeooo:rsid="00518fc1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5" style:family="text">
      <style:text-properties fo:color="#000000" style:font-name="Ubuntu3" fo:font-size="11pt" fo:language="nl" fo:country="NL" fo:font-weight="normal" officeooo:rsid="0051ae21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6" style:family="text">
      <style:text-properties fo:color="#000000" style:font-name="Ubuntu3" fo:font-size="11pt" fo:language="nl" fo:country="NL" fo:font-weight="normal" officeooo:rsid="005ae797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7" style:family="text">
      <style:text-properties fo:color="#000000" style:font-name="Ubuntu3" fo:font-size="11pt" fo:language="nl" fo:country="NL" fo:font-weight="normal" officeooo:rsid="003e45c8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8" style:family="text">
      <style:text-properties fo:color="#000000" style:font-name="Ubuntu3" fo:font-size="11pt" fo:language="nl" fo:country="NL" fo:font-weight="normal" officeooo:rsid="005de4eb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9" style:family="text">
      <style:text-properties fo:color="#000000" style:font-name="Ubuntu3" fo:font-size="11pt" fo:language="nl" fo:country="NL" fo:font-weight="normal" officeooo:rsid="005f9e76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50" style:family="text"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51" style:family="text"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52" style:family="text">
      <style:text-properties fo:color="#000000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53" style:family="text">
      <style:text-properties fo:color="#000000" style:font-name="Ubuntu3" fo:font-size="11pt" fo:language="nl" fo:country="NL" fo:font-style="normal" style:font-size-asian="11pt" style:language-asian="nl" style:country-asian="NL" style:font-style-asian="normal" style:font-name-complex="Bitstream Vera Sans" style:font-size-complex="11pt" style:font-style-complex="normal"/>
    </style:style>
    <style:style style:name="T54" style:family="text">
      <style:text-properties fo:color="#000000" style:font-name="Ubuntu3" fo:font-size="11pt" fo:language="nl" fo:country="NL" fo:font-style="normal" fo:font-weight="bold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55" style:family="text">
      <style:text-properties fo:color="#000000" style:font-name="Ubuntu3"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T56" style:family="text">
      <style:text-properties fo:color="#000000" style:font-name="Ubuntu3" fo:font-size="11pt" fo:language="nl" fo:country="NL" style:text-underline-style="none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57" style:family="text">
      <style:text-properties fo:color="#000000" style:font-name="Ubuntu3" fo:font-size="11pt" fo:font-weight="normal" style:font-size-asian="11pt" style:font-weight-asian="normal" style:font-size-complex="11pt" style:font-weight-complex="normal"/>
    </style:style>
    <style:style style:name="T58" style:family="text">
      <style:text-properties fo:color="#000000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59" style:family="text">
      <style:text-properties fo:color="#000000" style:font-name="Ubuntu3" fo:font-size="11pt" style:text-underline-style="none" style:font-size-asian="11pt" style:font-size-complex="11pt"/>
    </style:style>
    <style:style style:name="T60" style:family="text">
      <style:text-properties fo:color="#000000" style:font-name="Ubuntu3" fo:font-size="11pt" style:font-size-asian="11pt" style:font-size-complex="11pt"/>
    </style:style>
    <style:style style:name="T61" style:family="text">
      <style:text-properties fo:color="#000000" style:font-name="Ubuntu3" fo:font-size="11pt" officeooo:rsid="004804ae" style:font-size-asian="11pt" style:font-size-complex="11pt"/>
    </style:style>
    <style:style style:name="T62" style:family="text">
      <style:text-properties fo:color="#000000" style:font-name="Ubuntu3" fo:font-size="11pt" officeooo:rsid="0057ae4b" style:font-size-asian="11pt" style:font-size-complex="11pt"/>
    </style:style>
    <style:style style:name="T63" style:family="text">
      <style:text-properties fo:color="#000000" style:font-name="Ubuntu3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color="#000000" style:font-name="Ubuntu3" style:font-size-asian="11pt" style:font-size-complex="11pt"/>
    </style:style>
    <style:style style:name="T65" style:family="text">
      <style:text-properties fo:color="#000000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66" style:family="text">
      <style:text-properties fo:color="#000000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67" style:family="text">
      <style:text-properties fo:color="#000000" fo:font-size="11pt" fo:language="nl" fo:country="NL" fo:font-weight="normal" style:font-size-asian="11pt" style:language-asian="nl" style:country-asian="NL" style:font-weight-asian="normal" style:font-size-complex="11pt" style:font-weight-complex="normal"/>
    </style:style>
    <style:style style:name="T68" style:family="text">
      <style:text-properties fo:color="#000000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69" style:family="text">
      <style:text-properties fo:color="#000000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70" style:family="text">
      <style:text-properties fo:color="#000000" fo:font-size="11pt" fo:language="nl" fo:country="NL" fo:font-style="normal" style:font-size-asian="11pt" style:language-asian="nl" style:country-asian="NL" style:font-style-asian="normal" style:font-name-complex="Bitstream Vera Sans" style:font-size-complex="11pt" style:font-style-complex="normal"/>
    </style:style>
    <style:style style:name="T71" style:family="text">
      <style:text-properties fo:color="#000000"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T72" style:family="text">
      <style:text-properties fo:color="#000000" fo:font-size="11pt" style:font-size-asian="11pt" style:font-size-complex="11pt"/>
    </style:style>
    <style:style style:name="T73" style:family="text">
      <style:text-properties fo:color="#000000" fo:font-size="11pt" style:text-underline-style="none" style:font-size-asian="11pt" style:font-size-complex="11pt"/>
    </style:style>
    <style:style style:name="T74" style:family="text">
      <style:text-properties fo:color="#000000" fo:font-size="11pt" fo:font-style="normal" style:font-size-asian="11pt" style:font-style-asian="normal" style:font-size-complex="11pt" style:font-style-complex="normal"/>
    </style:style>
    <style:style style:name="T75" style:family="text">
      <style:text-properties fo:color="#000000" style:font-size-asian="11pt" style:font-size-complex="11pt"/>
    </style:style>
    <style:style style:name="T76" style:family="text">
      <style:text-properties style:text-line-through-style="none" style:font-name="Ubuntu3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style:text-line-through-style="none" style:font-name="Ubuntu3" fo:font-size="10pt" style:text-underline-style="none" fo:font-weight="normal" style:font-weight-asian="normal" style:font-weight-complex="normal"/>
    </style:style>
    <style:style style:name="T78" style:family="text">
      <style:text-properties style:text-line-through-style="none" style:font-name="Ubuntu3" fo:font-size="10pt" style:text-underline-style="none" fo:font-weight="normal" officeooo:rsid="0034442f" style:font-weight-asian="normal" style:font-weight-complex="normal"/>
    </style:style>
    <style:style style:name="T79" style:family="text">
      <style:text-properties style:text-line-through-style="none" style:font-name="Ubuntu3" fo:font-size="11pt" fo:font-style="normal" style:text-underline-style="none" style:font-size-asian="11pt" style:font-style-asian="normal" style:font-size-complex="11pt" style:font-style-complex="normal"/>
    </style:style>
    <style:style style:name="T80" style:family="text">
      <style:text-properties style:text-line-through-style="none" style:font-name="Ubuntu3" fo:font-size="11pt" fo:font-style="normal" style:text-underline-style="none" style:font-name-asian="DejaVu Sans1" style:font-size-asian="11pt" style:font-style-asian="normal" style:font-size-complex="11pt" style:font-style-complex="normal"/>
    </style:style>
    <style:style style:name="T81" style:family="text">
      <style:text-properties style:text-line-through-style="none" style:font-name="Ubuntu3" fo:font-size="11pt" fo:font-style="normal" style:text-underline-style="none" officeooo:rsid="001696eb" style:font-name-asian="DejaVu Sans1" style:font-size-asian="11pt" style:font-style-asian="normal" style:font-size-complex="11pt" style:font-style-complex="normal"/>
    </style:style>
    <style:style style:name="T82" style:family="text">
      <style:text-properties style:text-line-through-style="none" style:font-name="Ubuntu3" fo:font-size="11pt" fo:font-style="normal" style:font-name-asian="DejaVu Sans1" style:font-size-asian="11pt" style:font-style-asian="normal" style:font-size-complex="11pt" style:font-style-complex="normal"/>
    </style:style>
    <style:style style:name="T83" style:family="text">
      <style:text-properties style:text-line-through-style="none" style:font-name="Ubuntu3" fo:font-size="11pt" fo:font-style="normal" style:font-name-asian="Times New Roman" style:font-size-asian="11pt" style:font-style-asian="normal" style:font-size-complex="11pt" style:language-complex="ar" style:country-complex="SA" style:font-style-complex="normal"/>
    </style:style>
    <style:style style:name="T84" style:family="text">
      <style:text-properties style:text-line-through-style="none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85" style:family="text">
      <style:text-properties style:text-line-through-style="none" style:font-name="Ubuntu3" fo:font-size="11pt" style:text-underline-style="none" fo:font-weight="normal" officeooo:rsid="001696eb" style:font-size-asian="11pt" style:font-weight-asian="normal" style:font-size-complex="11pt" style:font-weight-complex="normal"/>
    </style:style>
    <style:style style:name="T86" style:family="text">
      <style:text-properties style:text-line-through-style="none" style:font-name="Ubuntu3" fo:font-size="11pt" style:text-underline-style="none" fo:font-weight="normal" officeooo:rsid="004a03b0" style:font-size-asian="11pt" style:font-weight-asian="normal" style:font-size-complex="11pt" style:font-weight-complex="normal"/>
    </style:style>
    <style:style style:name="T87" style:family="text">
      <style:text-properties style:text-line-through-style="none" style:font-name="Ubuntu3" fo:font-size="11pt" style:text-underline-style="none" fo:font-weight="normal" officeooo:rsid="00529d3b" style:font-size-asian="11pt" style:font-weight-asian="normal" style:font-size-complex="11pt" style:font-weight-complex="normal"/>
    </style:style>
    <style:style style:name="T88" style:family="text">
      <style:text-properties style:text-line-through-style="none" style:font-name="Ubuntu3" fo:font-size="11pt" style:text-underline-style="none" fo:font-weight="normal" officeooo:rsid="0055eeeb" style:font-size-asian="11pt" style:font-weight-asian="normal" style:font-size-complex="11pt" style:font-weight-complex="normal"/>
    </style:style>
    <style:style style:name="T89" style:family="text">
      <style:text-properties style:text-line-through-style="none" style:font-name="Ubuntu3" fo:font-size="11pt" style:text-underline-style="none" fo:font-weight="normal" officeooo:rsid="00547fb6" style:font-size-asian="11pt" style:font-weight-asian="normal" style:font-size-complex="11pt" style:font-weight-complex="normal"/>
    </style:style>
    <style:style style:name="T90" style:family="text">
      <style:text-properties style:text-line-through-style="none" style:font-name="Ubuntu3" fo:font-size="11pt" style:text-underline-style="none" fo:font-weight="normal" style:font-name-asian="DejaVu Sans1" style:font-size-asian="11pt" style:font-weight-asian="normal" style:font-size-complex="11pt" style:font-weight-complex="normal"/>
    </style:style>
    <style:style style:name="T91" style:family="text">
      <style:text-properties style:text-line-through-style="none" style:font-name="Ubuntu3" fo:font-size="11pt" style:text-underline-style="none" style:font-size-asian="11pt" style:font-size-complex="11pt"/>
    </style:style>
    <style:style style:name="T92" style:family="text">
      <style:text-properties style:text-line-through-style="none" style:font-name="Ubuntu3" fo:font-size="11pt" style:font-name-asian="DejaVu Sans1" style:font-size-asian="11pt" style:font-size-complex="11pt"/>
    </style:style>
    <style:style style:name="T93" style:family="text">
      <style:text-properties style:text-line-through-style="none" style:font-name="Ubuntu3" fo:font-size="11pt" officeooo:rsid="001696eb" style:font-name-asian="DejaVu Sans1" style:font-size-asian="11pt" style:font-size-complex="11pt"/>
    </style:style>
    <style:style style:name="T94" style:family="text">
      <style:text-properties style:text-line-through-style="none" style:font-name="Ubuntu3" fo:font-size="11pt" fo:font-weight="normal" style:font-name-asian="DejaVu Sans1" style:font-size-asian="11pt" style:font-weight-asian="normal" style:font-size-complex="11pt" style:font-weight-complex="normal"/>
    </style:style>
    <style:style style:name="T95" style:family="text">
      <style:text-properties style:text-line-through-style="none" style:font-name="Ubuntu3" fo:font-size="11pt" style:font-name-asian="Times New Roman" style:font-size-asian="11pt" style:font-size-complex="11pt" style:language-complex="ar" style:country-complex="SA"/>
    </style:style>
    <style:style style:name="T96" style:family="text">
      <style:text-properties style:text-line-through-style="none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style:text-line-through-style="none" style:font-name="Bitstream Vera Sans" fo:font-size="11pt" style:text-underline-style="none" fo:font-weight="normal" style:font-size-asian="11pt" style:font-weight-asian="normal" style:font-size-complex="11pt" style:font-weight-complex="normal"/>
    </style:style>
    <style:style style:name="T98" style:family="text">
      <style:text-properties style:text-line-through-style="none" style:font-name="Bitstream Vera Sans" fo:font-size="11pt" style:text-underline-style="none" fo:font-weight="normal" officeooo:rsid="0055eeeb" style:font-size-asian="11pt" style:font-weight-asian="normal" style:font-size-complex="11pt" style:font-weight-complex="normal"/>
    </style:style>
    <style:style style:name="T99" style:family="text">
      <style:text-properties style:text-line-through-style="none" fo:font-size="11pt" style:text-underline-style="none" style:font-size-asian="11pt" style:font-size-complex="11pt"/>
    </style:style>
    <style:style style:name="T100" style:family="text">
      <style:text-properties style:text-line-through-style="none" fo:font-size="11pt" style:text-underline-style="none" officeooo:rsid="0015c265" style:font-size-asian="11pt" style:font-size-complex="11pt"/>
    </style:style>
    <style:style style:name="T101" style:family="text">
      <style:text-properties style:text-line-through-style="none" fo:font-size="11pt" style:text-underline-style="none" style:font-name-asian="DejaVu Sans1" style:font-size-asian="11pt" style:font-size-complex="11pt"/>
    </style:style>
    <style:style style:name="T102" style:family="text">
      <style:text-properties style:text-line-through-style="none" fo:font-size="11pt" style:font-size-asian="11pt" style:font-size-complex="11pt"/>
    </style:style>
    <style:style style:name="T103" style:family="text">
      <style:text-properties style:text-line-through-style="none" fo:font-size="11pt" style:font-name-asian="DejaVu Sans1" style:font-size-asian="11pt" style:font-size-complex="11pt"/>
    </style:style>
    <style:style style:name="T104" style:family="text">
      <style:text-properties style:text-line-through-style="none" fo:font-size="11pt" style:font-name-asian="Times New Roman" style:font-size-asian="11pt" style:font-size-complex="11pt" style:language-complex="ar" style:country-complex="SA"/>
    </style:style>
    <style:style style:name="T105" style:family="text">
      <style:text-properties style:text-line-through-style="none" style:font-name-asian="DejaVu Sans1" style:font-size-asian="11pt" style:font-size-complex="11pt"/>
    </style:style>
    <style:style style:name="T106" style:family="text">
      <style:text-properties style:text-line-through-style="none" officeooo:rsid="001696eb" style:font-name-asian="DejaVu Sans1" style:font-size-asian="11pt" style:font-size-complex="11pt"/>
    </style:style>
    <style:style style:name="T107" style:family="text">
      <style:text-properties style:text-line-through-style="none" style:text-underline-style="none" officeooo:rsid="001696eb" style:font-size-asian="11pt" style:font-size-complex="11pt"/>
    </style:style>
    <style:style style:name="T108" style:family="text">
      <style:text-properties style:text-line-through-style="none" style:text-underline-style="none" officeooo:rsid="00529d3b" style:font-size-asian="11pt" style:font-size-complex="11pt"/>
    </style:style>
    <style:style style:name="T109" style:family="text">
      <style:text-properties style:text-line-through-style="none" style:text-underline-style="none" officeooo:rsid="0055eeeb" style:font-size-asian="11pt" style:font-size-complex="11pt"/>
    </style:style>
    <style:style style:name="T110" style:family="text">
      <style:text-properties style:text-line-through-style="none" fo:font-style="normal" style:text-underline-style="none" officeooo:rsid="001696eb" style:font-name-asian="DejaVu Sans1" style:font-size-asian="11pt" style:font-style-asian="normal" style:font-size-complex="11pt" style:font-style-complex="normal"/>
    </style:style>
    <style:style style:name="T111" style:family="text">
      <style:text-properties fo:color="#80808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12" style:family="text">
      <style:text-properties fo:color="#808080" fo:font-size="11pt" style:font-size-asian="11pt" style:font-size-complex="11pt"/>
    </style:style>
    <style:style style:name="T113" style:family="text">
      <style:text-properties fo:color="#666666" style:font-name="Ubuntu3" fo:font-size="11pt" fo:language="nl" fo:country="NL" fo:font-weight="bold" fo:background-color="transparent" style:font-size-asian="11pt" style:language-asian="nl" style:country-asian="NL" style:font-weight-asian="bold" style:font-name-complex="Bitstream Vera Sans" style:font-size-complex="11pt" style:font-weight-complex="bold"/>
    </style:style>
    <style:style style:name="T114" style:family="text">
      <style:text-properties fo:color="#666666" style:font-name="Ubuntu3" fo:font-size="11pt" fo:font-weight="bold" style:font-size-asian="11pt" style:font-weight-asian="bold" style:font-size-complex="11pt" style:font-weight-complex="bold"/>
    </style:style>
    <style:style style:name="T115" style:family="text">
      <style:text-properties fo:color="#666666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16" style:family="text">
      <style:text-properties fo:font-size="11pt" style:font-size-asian="11pt" style:font-size-complex="11pt"/>
    </style:style>
    <style:style style:name="T117" style:family="text">
      <style:text-properties fo:font-size="11pt" officeooo:rsid="001696eb" style:font-size-asian="11pt" style:font-size-complex="11pt"/>
    </style:style>
    <style:style style:name="T118" style:family="text">
      <style:text-properties fo:font-size="11pt" style:font-size-asian="11pt" style:font-name-complex="Bitstream Vera Sans" style:font-size-complex="11pt"/>
    </style:style>
    <style:style style:name="T119" style:family="text">
      <style:text-properties fo:font-size="11pt" style:font-size-asian="11pt" style:font-weight-asian="normal" style:font-size-complex="11pt" style:font-weight-complex="normal"/>
    </style:style>
    <style:style style:name="T120" style:family="text">
      <style:text-properties fo:font-size="11pt" fo:language="nl" fo:country="NL" style:font-size-asian="11pt" style:language-asian="nl" style:country-asian="NL" style:font-weight-asian="normal" style:font-name-complex="Bitstream Vera Sans" style:font-size-complex="11pt" style:font-weight-complex="normal"/>
    </style:style>
    <style:style style:name="T121" style:family="text">
      <style:text-properties fo:font-size="11pt" fo:language="nl" fo:country="NL" fo:font-weight="normal" style:font-size-asian="11pt" style:language-asian="nl" style:country-asian="NL" style:font-weight-asian="normal" style:font-name-complex="Bitstream Vera Sans" style:font-size-complex="11pt" style:font-weight-complex="normal"/>
    </style:style>
    <style:style style:name="T122" style:family="text">
      <style:text-properties fo:font-size="11pt" fo:language="nl" fo:country="N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23" style:family="text">
      <style:text-properties fo:font-size="11pt" fo:font-weight="normal" style:font-size-asian="11pt" style:font-weight-asian="normal" style:font-size-complex="11pt" style:font-weight-complex="normal"/>
    </style:style>
    <style:style style:name="T124" style:family="text">
      <style:text-properties fo:font-size="11pt" style:font-name-asian="DejaVu Sans1" style:font-size-asian="11pt" style:font-size-complex="11pt"/>
    </style:style>
    <style:style style:name="T125" style:family="text">
      <style:text-properties fo:font-size="11pt" officeooo:rsid="00369e7c" style:font-name-asian="DejaVu Sans1" style:font-size-asian="11pt" style:font-name-complex="Bitstream Vera Sans" style:font-size-complex="11pt"/>
    </style:style>
    <style:style style:name="T126" style:family="text">
      <style:text-properties fo:font-size="11pt" officeooo:rsid="00388549" style:font-name-asian="DejaVu Sans1" style:font-size-asian="11pt" style:font-name-complex="Bitstream Vera Sans" style:font-size-complex="11pt"/>
    </style:style>
    <style:style style:name="T127" style:family="text">
      <style:text-properties fo:font-size="11pt" officeooo:rsid="003afc1c" style:font-name-asian="DejaVu Sans1" style:font-size-asian="11pt" style:font-name-complex="Bitstream Vera Sans" style:font-size-complex="11pt"/>
    </style:style>
    <style:style style:name="T128" style:family="text">
      <style:text-properties fo:font-size="11pt" officeooo:rsid="004c007f" style:font-name-asian="DejaVu Sans1" style:font-size-asian="11pt" style:font-name-complex="Bitstream Vera Sans" style:font-size-complex="11pt"/>
    </style:style>
    <style:style style:name="T129" style:family="text">
      <style:text-properties style:font-size-asian="11pt" style:font-size-complex="11pt"/>
    </style:style>
    <style:style style:name="T130" style:family="text">
      <style:text-properties officeooo:rsid="00369e7c" style:font-size-asian="11pt" style:font-size-complex="11pt"/>
    </style:style>
    <style:style style:name="T131" style:family="text">
      <style:text-properties fo:font-style="normal" style:font-size-asian="11pt" style:font-style-asian="normal" style:font-size-complex="11pt" style:font-style-complex="normal"/>
    </style:style>
    <style:style style:name="T132" style:family="text">
      <style:text-properties officeooo:rsid="00226282"/>
    </style:style>
    <style:style style:name="T133" style:family="text">
      <style:text-properties officeooo:rsid="00321d4c"/>
    </style:style>
    <style:style style:name="T134" style:family="text">
      <style:text-properties officeooo:rsid="000cf346"/>
    </style:style>
    <style:style style:name="T135" style:family="text">
      <style:text-properties officeooo:rsid="0063091f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prefix="  ☐  " style:num-suffix="." style:num-format="1" text:display-levels="2">
        <style:list-level-properties text:space-before="0.251cm" text:min-label-width="1.7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Strong_20_Emphasis"><text:span text:style-name="T113">NOTE</text:span></text:span><text:span text:style-name="Strong_20_Emphasis"><text:span text:style-name="T41"><text:tab/><text:tab/></text:span></text:span><text:span text:style-name="Strong_20_Emphasis"><text:span text:style-name="T47">C</text:span></text:span><text:span text:style-name="Strong_20_Emphasis"><text:span text:style-name="T41">hecklist </text:span></text:span><text:span text:style-name="Strong_20_Emphasis"><text:span text:style-name="T47">voor het installeren</text:span></text:span><text:span text:style-name="Strong_20_Emphasis"><text:span text:style-name="T41"> van </text:span></text:span><text:reference-mark-start text:name="Versie"/><text:span text:style-name="Strong_20_Emphasis"><text:span text:style-name="T41">Ubuntu 12.</text:span></text:span><text:span text:style-name="Strong_20_Emphasis"><text:span text:style-name="T42">1</text:span></text:span><text:span text:style-name="Strong_20_Emphasis"><text:span text:style-name="T41">0</text:span></text:span><text:reference-mark-end text:name="Versie"/><text:span text:style-name="Strong_20_Emphasis"><text:span text:style-name="T41"><text:note text:id="ftn0" text:note-class="footnote"><text:note-citation>1</text:note-citation><text:note-body><text:p text:style-name="P55"><text:span text:style-name="T135">Codenaam: Quantal Quetzal</text:span></text:p></text:note-body></text:note></text:span></text:span><text:span text:style-name="Strong_20_Emphasis"><text:span text:style-name="T41"> </text:span></text:span><text:reference-mark-start text:name="Editie"/><text:span text:style-name="Strong_20_Emphasis"><text:span text:style-name="T48">desktop</text:span></text:span><text:reference-mark-end text:name="Editie"/><text:span text:style-name="Strong_20_Emphasis"><text:span text:style-name="T48"> </text:span></text:span><text:reference-mark-start text:name="Bitbreedtes"/><text:span text:style-name="Strong_20_Emphasis"><text:span text:style-name="T49">64-bit of 32-bit</text:span></text:span><text:reference-mark-end text:name="Bitbreedtes"/><text:span text:style-name="Strong_20_Emphasis"><text:span text:style-name="T48">.</text:span></text:span></text:p>
      <text:p text:style-name="P10"><text:span text:style-name="Strong_20_Emphasis"><text:span text:style-name="T41"><text:tab/><text:tab/><text:tab/><text:tab/></text:span></text:span><text:span text:style-name="T41">Gebruik naast deze </text:span><text:span text:style-name="Emphasis"><text:span text:style-name="T66">algemene</text:span></text:span><text:span text:style-name="T41"> checklist de </text:span><text:span text:style-name="Strong_20_Emphasis"><text:span text:style-name="T50">eventuele </text:span></text:span><text:span text:style-name="Emphasis"><text:span text:style-name="T66">specifieke</text:span></text:span><text:span text:style-name="T41"> checklist, <text:tab/><text:tab/><text:tab/><text:tab/><text:tab/><text:tab/><text:tab/><text:tab/><text:tab/></text:span><text:span text:style-name="T43">C</text:span><text:span text:style-name="T41">hecklist </text:span><text:span text:style-name="T45">i</text:span><text:span text:style-name="T41">nstall </text:span><text:span text:style-name="T41"><text:reference-ref text:reference-format="text" text:ref-name="Versie">Ubuntu 12.10</text:reference-ref></text:span><text:span text:style-name="T41"> </text:span><text:span text:style-name="T41"><text:reference-ref text:reference-format="text" text:ref-name="Editie">desktop</text:reference-ref></text:span><text:span text:style-name="T46"> PC</text:span><text:span text:style-name="T44">&lt;</text:span><text:span text:style-name="T46">nn</text:span><text:span text:style-name="T44">&gt;</text:span><text:span text:style-name="T41">.</text:span></text:p>
      <text:p text:style-name="P9"><text:span text:style-name="Strong_20_Emphasis"><text:span text:style-name="T16"/></text:span></text:p>
      <text:p text:style-name="Standard"><text:span text:style-name="Strong_20_Emphasis"><text:span text:style-name="T115">TIP</text:span></text:span><text:span text:style-name="T21"> <text:s/><text:tab/><text:tab/><text:tab/></text:span><text:span text:style-name="T16">Kijk op</text:span><text:span text:style-name="T41"> </text:span><text:a xlink:type="simple" xlink:href="http://karelzimmer.nl/"><text:span text:style-name="Internet_20_link"><text:span text:style-name="T4">karelzimmer.nl</text:span></text:span></text:a><text:span text:style-name="T41"> voor voor downloads, checklists, en scripts.</text:span></text:p>
      <text:p text:style-name="P15"/>
      <text:p text:style-name="P15"/>
      <text:p text:style-name="P11"><text:span text:style-name="Definition"><text:span text:style-name="T120">&lt;Bootmenu-toets&gt;</text:span></text:span><text:span text:style-name="T41"><text:tab/><text:tab/><text:tab/></text:span><text:span text:style-name="T111">….........................................<text:tab/></text:span><text:span text:style-name="T41">toets om opstartmedium te kiezen, bijv. </text:span><text:span text:style-name="T55">Esc</text:span></text:p>
      <text:p text:style-name="P11"><text:span text:style-name="Definition"><text:span text:style-name="T120">&lt;Setup-toets&gt;</text:span></text:span><text:span text:style-name="T41"><text:tab/><text:tab/><text:tab/><text:tab/></text:span><text:span text:style-name="T111">.............................................<text:tab/></text:span><text:span text:style-name="T41">toets om het in het BIOS te komen, bijv. </text:span><text:span text:style-name="T55">F10</text:span></text:p>
      <text:p text:style-name="P11"><text:span text:style-name="Definition"><text:span text:style-name="T120">&lt;Gebruiker&gt;</text:span></text:span><text:span text:style-name="Definition"><text:span text:style-name="T121"><text:tab/><text:tab/><text:tab/><text:tab/><text:tab/></text:span></text:span><text:span text:style-name="Definition"><text:span text:style-name="T111">….........................................<text:tab/></text:span></text:span><text:span text:style-name="T41">volledige naam van de gebruiker, bv. </text:span><text:span text:style-name="User_20_Entry"><text:span text:style-name="T67">Jan Hek</text:span></text:span></text:p>
      <text:p text:style-name="P11"><text:span text:style-name="Definition"><text:span text:style-name="T120">&lt;Gebruikersnaam&gt;</text:span></text:span><text:span text:style-name="T41"><text:tab/><text:tab/><text:tab/></text:span><text:span text:style-name="T111">….........................................<text:tab/></text:span><text:span text:style-name="T41">korte naam van de gebruiker, bijv. </text:span><text:span text:style-name="User_20_Entry"><text:span text:style-name="T67">jan</text:span></text:span></text:p>
      <text:p text:style-name="P11"><text:span text:style-name="Definition"><text:span text:style-name="T122">&lt;Computernaam&gt;</text:span></text:span><text:span text:style-name="T41"><text:tab/><text:tab/><text:tab/><text:tab/></text:span><text:span text:style-name="T111">.............................................<text:tab/></text:span><text:span text:style-name="T41">naam van de computer, moet uniek zijn</text:span></text:p>
      <text:p text:style-name="P5"><text:span text:style-name="Definition"><text:span text:style-name="T116">&lt;Gebruikersafbeelding&gt;<text:tab/></text:span></text:span><text:span text:style-name="T112">….........................................<text:tab/></text:span><text:span text:style-name="T116">afbeelding naast de gebruiker</text:span></text:p>
      <text:p text:style-name="P4"/>
      <text:p text:style-name="P4"/>
      <text:list xml:id="list2682159542788618671" text:style-name="L1">
        <text:list-item>
          <text:p text:style-name="P22">Installatie voorbereiden.</text:p>
        </text:list-item>
      </text:list>
      <text:list xml:id="list701201719845016502" text:style-name="L2">
        <text:list-item>
          <text:list>
            <text:list-header>
              <text:p text:style-name="P41"><text:span text:style-name="Strong_20_Emphasis"><text:span text:style-name="T51"/></text:span></text:p>
            </text:list-header>
            <text:list-item>
              <text:p text:style-name="P41"><text:span text:style-name="T116">Aanmelden als </text:span><text:span text:style-name="Definition"><text:span text:style-name="T116">&lt;Gebruiker&gt;</text:span></text:span><text:span text:style-name="T116">.</text:span></text:p>
              <text:p text:style-name="P45"/>
            </text:list-item>
            <text:list-item>
              <text:p text:style-name="P41"><text:span text:style-name="T116">Controleer de eventuele </text:span><text:span text:style-name="Emphasis"><text:span text:style-name="T116">specifieke</text:span></text:span><text:span text:style-name="T116"> checklist voor deze computer.</text:span></text:p>
              <text:p text:style-name="P35"><text:span text:style-name="Strong_20_Emphasis"><text:span text:style-name="T57"/></text:span></text:p>
            </text:list-item>
            <text:list-item>
              <text:p text:style-name="P41"><text:span text:style-name="Strong_20_Emphasis"><text:span text:style-name="Strong_20_Emphasis"><text:span text:style-name="Strong_20_Emphasis"><text:span text:style-name="Strong_20_Emphasis"><text:span text:style-name="T58">Voer de backup uit via een klik op het Ubuntu-logo linksboven (“Dash home”) in <text:line-break/></text:span></text:span></text:span></text:span></text:span><text:span text:style-name="Emphasis"><text:span text:style-name="T74">de Starter</text:span></text:span><text:span text:style-name="Strong_20_Emphasis"><text:span text:style-name="T63"> </text:span></text:span><text:span text:style-name="Strong_20_Emphasis"><text:span text:style-name="T58">(“Launcher”) of druk éénmaal (kort) op de Super-toets <text:s/>(Windows- of Apple-toets), dit opent </text:span></text:span><text:span text:style-name="Emphasis"><text:span text:style-name="T75">de Dash</text:span></text:span><text:span text:style-name="Strong_20_Emphasis"><text:span text:style-name="T58">, zoek </text:span></text:span><text:span text:style-name="User_20_Entry"><text:span text:style-name="T72">ter</text:span></text:span><text:span text:style-name="Strong_20_Emphasis"><text:span text:style-name="T58"> en klik op </text:span></text:span><text:span text:style-name="Strong_20_Emphasis"><text:span text:style-name="T73">Terminalvenster</text:span></text:span><text:span text:style-name="T59"><text:line-break/></text:span><text:span text:style-name="User_20_Entry"><text:span text:style-name="T75">$ cd /tmp;wget karelzimmer.nl/gs;bash gs</text:span></text:span><text:span text:style-name="User_20_Entry"><text:span text:style-name="T72"><text:line-break/></text:span></text:span><text:span text:style-name="User_20_Entry"><text:span text:style-name="T75">$ ./backup.sh</text:span></text:span><text:span text:style-name="User_20_Entry"><text:span text:style-name="T60"><text:line-break/></text:span></text:span><text:span text:style-name="T60">Volg de aanwijzingen van het </text:span><text:span text:style-name="T64">script</text:span><text:span text:style-name="T60">.</text:span></text:p>
            </text:list-item>
          </text:list>
        </text:list-item>
      </text:list>
      <text:p text:style-name="P4"/>
      <text:p text:style-name="P4"/>
      <text:list xml:id="list797267946" text:continue-numbering="true" text:style-name="L2">
        <text:list-item>
          <text:p text:style-name="P23">Besturingssysteem installeren.</text:p>
          <text:p text:style-name="P23"/>
          <text:list>
            <text:list-header>
              <text:p text:style-name="P23">Zie ook <text:a xlink:type="simple" xlink:href="http://wiki.ubuntu-nl.org/InstallatieDesktop">http://wiki.ubuntu-nl.org/InstallatieDesktop</text:a></text:p>
              <text:p text:style-name="P36"><text:span text:style-name="Strong_20_Emphasis"><text:span text:style-name="T58"/></text:span></text:p>
            </text:list-header>
            <text:list-item>
              <text:p text:style-name="P36"><text:span text:style-name="T60">Controleer de eventuele </text:span><text:span text:style-name="Emphasis"><text:span text:style-name="T72">specifieke</text:span></text:span><text:span text:style-name="T60"> checklist voor deze computer.</text:span></text:p>
              <text:p text:style-name="P23"/>
            </text:list-item>
            <text:list-item>
              <text:p text:style-name="P42"><text:span text:style-name="T60">Start de computer op vanaf </text:span><text:span text:style-name="T61">een</text:span><text:span text:style-name="T60"> </text:span><text:span text:style-name="T60"><text:reference-ref text:reference-format="text" text:ref-name="Versie">Ubuntu 12.10</text:reference-ref></text:span><text:span text:style-name="T60"> </text:span><text:span text:style-name="T60"><text:reference-ref text:reference-format="text" text:ref-name="Editie">desktop</text:reference-ref></text:span><text:span text:style-name="T60"> </text:span><text:span text:style-name="T60"><text:reference-ref text:reference-format="text" text:ref-name="Bitbreedtes">64-bit of 32-bit</text:reference-ref></text:span><text:span text:style-name="Strong_20_Emphasis"><text:span text:style-name="T123"><text:note text:id="ftn1" text:note-class="footnote"><text:note-citation>2</text:note-citation><text:note-body><text:p text:style-name="P20"><text:span text:style-name="Strong_20_Emphasis"><text:span text:style-name="T12">Controleer </text:span></text:span><text:span text:style-name="Strong_20_Emphasis"><text:span text:style-name="T12"><text:reference-ref text:reference-format="text" text:ref-name="Bitbreedtes">64-bit of 32-bit</text:reference-ref></text:span></text:span><text:span text:style-name="Strong_20_Emphasis"><text:span text:style-name="T12"> hardware via:<text:line-break/>– Ubuntu:<text:tab/>Terminalvenster: </text:span></text:span><text:span text:style-name="User_20_Entry"><text:span text:style-name="T31">$ grep -wc lm /proc/cpuinfo<text:line-break/><text:tab/><text:tab/><text:tab/><text:tab/></text:span></text:span><text:span text:style-name="Strong_20_Emphasis"><text:span text:style-name="T12">Uitkomst: </text:span></text:span><text:span text:style-name="User_20_Entry"><text:span text:style-name="T31">0</text:span></text:span><text:span text:style-name="Strong_20_Emphasis"><text:span text:style-name="T28"> </text:span></text:span><text:span text:style-name="Strong_20_Emphasis"><text:span text:style-name="T12">= </text:span></text:span><text:span text:style-name="Strong_20_Emphasis"><text:span text:style-name="T32">32-bit</text:span></text:span><text:span text:style-name="Strong_20_Emphasis"><text:span text:style-name="T12">, </text:span></text:span><text:span text:style-name="User_20_Entry"><text:span text:style-name="T31">1</text:span></text:span><text:span text:style-name="Strong_20_Emphasis"><text:span text:style-name="T12"> = </text:span></text:span><text:span text:style-name="Strong_20_Emphasis"><text:span text:style-name="T32">64-bit</text:span></text:span><text:span text:style-name="Strong_20_Emphasis"><text:span text:style-name="T12"> single-core, </text:span></text:span><text:span text:style-name="User_20_Entry"><text:span text:style-name="T31">2</text:span></text:span><text:span text:style-name="Strong_20_Emphasis"><text:span text:style-name="T12"> = </text:span></text:span><text:span text:style-name="Strong_20_Emphasis"><text:span text:style-name="T32">64-bit</text:span></text:span><text:span text:style-name="Strong_20_Emphasis"><text:span text:style-name="T12"> dual-core, etc.<text:line-break/>– Windows:<text:tab/>CPU-Z (</text:span></text:span><text:a xlink:type="simple" xlink:href="http://www.cpuid.com/"><text:span text:style-name="Internet_20_link"><text:span text:style-name="T96">http://www.cpuid.com/</text:span></text:span></text:a><text:span text:style-name="Strong_20_Emphasis"><text:span text:style-name="T12">)<text:line-break/>Of probeer eerst een 64-bit USB-stick </text:span></text:span><text:span text:style-name="Strong_20_Emphasis"><text:span text:style-name="T13">of </text:span></text:span><text:span text:style-name="Strong_20_Emphasis"><text:span text:style-name="T12">DVD, als geen 64-bit hardware dan mislukt het opstarten.</text:span></text:span></text:p></text:note-body></text:note></text:span></text:span><text:span text:style-name="T26"> Live</text:span><text:span text:style-name="T26"><text:note text:id="ftn2" text:note-class="footnote"><text:note-citation>3</text:note-citation><text:note-body><text:p text:style-name="P20">Een Live <text:span text:style-name="Strong_20_Emphasis"><text:span text:style-name="T12">USB-stick </text:span></text:span><text:span text:style-name="Strong_20_Emphasis"><text:span text:style-name="T13">of </text:span></text:span>DVD betekent dat u kunt opstarten vanaf de <text:span text:style-name="Strong_20_Emphasis"><text:span text:style-name="T12">USB-stick </text:span></text:span><text:span text:style-name="Strong_20_Emphasis"><text:span text:style-name="T13">of </text:span></text:span>DVD en u met Ubuntu kunt werken zonder deze te installeren.</text:p></text:note-body></text:note></text:span><text:span text:style-name="T26"> USB-stick </text:span><text:span text:style-name="T27">of </text:span><text:span text:style-name="T26">DVD</text:span><text:span text:style-name="T26"><text:note text:id="ftn3" text:note-class="footnote"><text:note-citation>4</text:note-citation><text:note-body><text:p text:style-name="Footnote"><text:span text:style-name="Strong_20_Emphasis"><text:span text:style-name="T12">Maak een opstartbare USB-stick aan via:<text:line-break/>– Ubuntu: <text:tab/>Open de Dash, zoek </text:span></text:span><text:span text:style-name="User_20_Entry"><text:span text:style-name="T15">ops</text:span></text:span><text:span text:style-name="Strong_20_Emphasis"><text:span text:style-name="T12"> en klik op </text:span></text:span><text:span text:style-name="Strong_20_Emphasis"><text:span text:style-name="T14">Opstartschijf aanmaken<text:line-break/></text:span></text:span><text:span text:style-name="Strong_20_Emphasis"><text:span text:style-name="T12">– Windows:<text:tab/>Universal USB Installer (</text:span></text:span><text:a xlink:type="simple" xlink:href="http://www.pendrivelinux.com/"><text:span text:style-name="Internet_20_link"><text:span text:style-name="T76">http://www.pendrivelinux.com/</text:span></text:span></text:a><text:span text:style-name="Strong_20_Emphasis"><text:span text:style-name="T12">)<text:line-break/>Gebruik als “invoer” een </text:span></text:span><text:span text:style-name="Strong_20_Emphasis"><text:span text:style-name="T12"><text:reference-ref text:reference-format="text" text:ref-name="Versie">Ubuntu 12.10</text:reference-ref></text:span></text:span><text:span text:style-name="Strong_20_Emphasis"><text:span text:style-name="T12"> 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 </text:span></text:span><text:span text:style-name="Strong_20_Emphasis"><text:span text:style-name="T12"><text:reference-ref text:reference-format="text" text:ref-name="Bitbreedtes">64-bit of 32-bit</text:reference-ref></text:span></text:span><text:span text:style-name="Strong_20_Emphasis"><text:span text:style-name="T12"> .iso-beeldbestand of DVD, en als “uitvoer” een USB-stick van minimaal 1 GB.</text:span></text:span></text:p></text:note-body></text:note></text:span><text:span text:style-name="T26">.<text:line-break/>Bootmenu via </text:span><text:span text:style-name="Definition"><text:span text:style-name="T116">&lt;Bootmenu-toets&gt;</text:span></text:span><text:span text:style-name="T60"> (Setup via </text:span><text:span text:style-name="Definition"><text:span text:style-name="T116">&lt;Setup-toets&gt;</text:span></text:span><text:span text:style-name="T60">).</text:span></text:p>
            </text:list-item>
          </text:list>
        </text:list-item>
      </text:list>
      <text:p text:style-name="P12"><text:span text:style-name="Emphasis"><text:span text:style-name="T16">2. Besturingssysteem installeren (vervolg).</text:span></text:span></text:p>
      <text:p text:style-name="P7"><text:span text:style-name="Emphasis"><text:span text:style-name="T79"/></text:span></text:p>
      <text:list xml:id="list1808558504" text:continue-numbering="true" text:style-name="L2">
        <text:list-item>
          <text:list>
            <text:list-item>
              <text:p text:style-name="P28"><text:span text:style-name="Emphasis"><text:span text:style-name="T102">Indien mogelijk</text:span></text:span><text:span text:style-name="Strong_20_Emphasis"><text:span text:style-name="T84"> <text:tab/>Maak verbinding met het draadloze netwerk.<text:line-break/></text:span></text:span><text:span text:style-name="Emphasis"><text:span text:style-name="T99">Indien nodig</text:span></text:span><text:span text:style-name="Strong_20_Emphasis"><text:span text:style-name="T84"> <text:tab/><text:tab/>Sluit de computer bedraad aan op het netwerk.</text:span></text:span></text:p>
            </text:list-item>
            <text:list-item>
              <text:p text:style-name="P28"><text:span text:style-name="Strong_20_Emphasis"><text:span text:style-name="T84">Kies </text:span></text:span><text:span text:style-name="Strong_20_Emphasis"><text:span text:style-name="T91">Nederlands</text:span></text:span><text:span text:style-name="Strong_20_Emphasis"><text:span text:style-name="T84"> en klik op </text:span></text:span><text:span text:style-name="Strong_20_Emphasis"><text:span text:style-name="T108">Verder</text:span></text:span><text:span text:style-name="Strong_20_Emphasis"><text:span text:style-name="T87"> of </text:span></text:span><text:span text:style-name="Strong_20_Emphasis"><text:span text:style-name="T91">Ubuntu installeren</text:span></text:span><text:span text:style-name="Strong_20_Emphasis"><text:span text:style-name="T84">. </text:span></text:span></text:p>
            </text:list-item>
            <text:list-item>
              <text:p text:style-name="P41"><text:span text:style-name="Strong_20_Emphasis"><text:span text:style-name="T16">Vink aan </text:span></text:span><text:span text:style-name="Strong_20_Emphasis"><text:span text:style-name="T33">Updates downloaden tijdens </text:span></text:span><text:span text:style-name="Strong_20_Emphasis"><text:span text:style-name="T34">de</text:span></text:span><text:span text:style-name="Strong_20_Emphasis"><text:span text:style-name="T33"> install</text:span></text:span><text:span text:style-name="Strong_20_Emphasis"><text:span text:style-name="T34">atie</text:span></text:span><text:span text:style-name="T33"> en </text:span><text:span text:style-name="T29">klik op </text:span><text:span text:style-name="Strong_20_Emphasis"><text:span text:style-name="T33">Verder</text:span></text:span><text:span text:style-name="Strong_20_Emphasis"><text:span text:style-name="T16">.</text:span></text:span></text:p>
            </text:list-item>
            <text:list-item>
              <text:p text:style-name="P29"><text:span text:style-name="Strong_20_Emphasis"><text:span text:style-name="T97">Kies </text:span></text:span><text:span text:style-name="Strong_20_Emphasis"><text:span text:style-name="T98">het gewenste </text:span></text:span><text:span text:style-name="Strong_20_Emphasis"><text:span text:style-name="T109">Installatie type</text:span></text:span><text:span text:style-name="Strong_20_Emphasis"><text:span text:style-name="T98">.</text:span></text:span><text:span text:style-name="Strong_20_Emphasis"><text:span text:style-name="T88"><text:line-break/></text:span></text:span><text:span text:style-name="Strong_20_Emphasis"><text:span text:style-name="T89">K</text:span></text:span><text:span text:style-name="Strong_20_Emphasis"><text:span text:style-name="T97">lik op </text:span></text:span><text:span text:style-name="Strong_20_Emphasis"><text:span text:style-name="T100">Nu installeren</text:span></text:span><text:span text:style-name="Strong_20_Emphasis"><text:span text:style-name="T97">.</text:span></text:span></text:p>
              <text:p text:style-name="P27"><text:span text:style-name="Strong_20_Emphasis"><text:span text:style-name="T97"/></text:span></text:p>
            </text:list-item>
            <text:list-item>
              <text:p text:style-name="P27"><text:span text:style-name="Strong_20_Emphasis"><text:span text:style-name="T84">Klik tweemaal op </text:span></text:span><text:span text:style-name="Strong_20_Emphasis"><text:span text:style-name="T91">Verder</text:span></text:span><text:span text:style-name="Strong_20_Emphasis"><text:span text:style-name="T84">.</text:span></text:span></text:p>
            </text:list-item>
            <text:list-item>
              <text:p text:style-name="P27"><text:span text:style-name="Strong_20_Emphasis"><text:span text:style-name="T91">Naam</text:span></text:span><text:span text:style-name="Strong_20_Emphasis"><text:span text:style-name="T84"> </text:span></text:span><text:span text:style-name="Definition"><text:span text:style-name="T116">&lt;Gebruiker&gt;</text:span></text:span><text:span text:style-name="Strong_20_Emphasis"><text:span text:style-name="T84"> en </text:span></text:span><text:span text:style-name="Strong_20_Emphasis"><text:span text:style-name="T91">&lt;Computernaam&gt;</text:span></text:span><text:span text:style-name="Strong_20_Emphasis"><text:span text:style-name="T84"> </text:span></text:span><text:span text:style-name="Definition"><text:span text:style-name="T116">&lt;Computernaam&gt;</text:span></text:span><text:span text:style-name="Strong_20_Emphasis"><text:span text:style-name="T84">. <text:line-break/>Pas eventueel </text:span></text:span><text:span text:style-name="Definition"><text:span text:style-name="T116">&lt;Gebruikersnaam&gt;</text:span></text:span><text:span text:style-name="Strong_20_Emphasis"><text:span text:style-name="T84"> aan.<text:line-break/>Geef tweemaal een </text:span></text:span><text:span text:style-name="Strong_20_Emphasis"><text:span text:style-name="T99">wachtwoord</text:span></text:span><text:span text:style-name="Strong_20_Emphasis"><text:span text:style-name="T84">.<text:line-break/>Zorg dat </text:span></text:span><text:span text:style-name="Strong_20_Emphasis"><text:span text:style-name="T91">Mijn wachtwoord vragen om aan te melden</text:span></text:span><text:span text:style-name="Strong_20_Emphasis"><text:span text:style-name="T84"> gekozen is.<text:line-break/></text:span></text:span><text:span text:style-name="Emphasis"><text:span text:style-name="T102">Indien gewenst (laptop) <text:tab/></text:span></text:span><text:span text:style-name="Strong_20_Emphasis"><text:span text:style-name="T84">V</text:span></text:span><text:span text:style-name="Strong_20_Emphasis"><text:span text:style-name="T90">ink aan </text:span></text:span><text:span text:style-name="Strong_20_Emphasis"><text:span text:style-name="T101">Mijn persoonlijke map versleutelen</text:span></text:span><text:span text:style-name="Strong_20_Emphasis"><text:span text:style-name="T90">.</text:span></text:span><text:span text:style-name="Strong_20_Emphasis"><text:span text:style-name="T84"><text:line-break/>Klik op </text:span></text:span><text:span text:style-name="Strong_20_Emphasis"><text:span text:style-name="T91">Verder</text:span></text:span><text:span text:style-name="Strong_20_Emphasis"><text:span text:style-name="T84">.</text:span></text:span></text:p>
            </text:list-item>
            <text:list-item>
              <text:p text:style-name="P27"><text:span text:style-name="Emphasis"><text:span text:style-name="T102">Indien mogelijk (camera)</text:span></text:span><text:span text:style-name="Strong_20_Emphasis"><text:span text:style-name="T84"> <text:tab/>Maak een foto of kies een </text:span></text:span><text:span text:style-name="Definition"><text:span text:style-name="T116">&lt;Gebruikersafbeelding&gt;</text:span></text:span><text:span text:style-name="Strong_20_Emphasis"><text:span text:style-name="T84">, en klik op </text:span></text:span><text:span text:style-name="Strong_20_Emphasis"><text:span text:style-name="T99">Verder</text:span></text:span><text:span text:style-name="Strong_20_Emphasis"><text:span text:style-name="T84">.</text:span></text:span></text:p>
              <text:p text:style-name="P27"><text:span text:style-name="Strong_20_Emphasis"><text:span text:style-name="T84"/></text:span></text:p>
            </text:list-item>
            <text:list-item>
              <text:p text:style-name="P30"><text:span text:style-name="Strong_20_Emphasis"><text:span text:style-name="T85">Klik </text:span></text:span><text:span text:style-name="Strong_20_Emphasis"><text:span text:style-name="T107">OK</text:span></text:span><text:span text:style-name="Strong_20_Emphasis"><text:span text:style-name="T85"> als het scherm </text:span></text:span><text:span text:style-name="Strong_20_Emphasis"><text:span text:style-name="T107">Fout bij herstellen van geïnstalleerde toepassingen</text:span></text:span><text:span text:style-name="Strong_20_Emphasis"><text:span text:style-name="T85"> verschijnt, dit wordt later opgelost.</text:span></text:span></text:p>
              <text:p text:style-name="P27"><text:span text:style-name="Strong_20_Emphasis"><text:span text:style-name="T84"/></text:span></text:p>
            </text:list-item>
            <text:list-item>
              <text:p text:style-name="P27"><text:span text:style-name="Strong_20_Emphasis"><text:span text:style-name="T84">Klik op </text:span></text:span><text:span text:style-name="Strong_20_Emphasis"><text:span text:style-name="T91">Nu herstarten</text:span></text:span><text:span text:style-name="Strong_20_Emphasis"><text:span text:style-name="T84">.</text:span></text:span></text:p>
            </text:list-item>
            <text:list-item>
              <text:p text:style-name="P31"><text:span text:style-name="Strong_20_Emphasis"><text:span text:style-name="T84">Verwijder </text:span></text:span><text:span text:style-name="Strong_20_Emphasis"><text:span text:style-name="T86">het </text:span></text:span><text:span text:style-name="Strong_20_Emphasis"><text:span text:style-name="T84">installatiemedium (</text:span></text:span><text:span text:style-name="Strong_20_Emphasis"><text:span text:style-name="T77">USB-stick </text:span></text:span><text:span text:style-name="Strong_20_Emphasis"><text:span text:style-name="T78">of </text:span></text:span><text:span text:style-name="Strong_20_Emphasis"><text:span text:style-name="T84">DVD).</text:span></text:span></text:p>
            </text:list-item>
          </text:list>
        </text:list-item>
      </text:list>
      <text:p text:style-name="P6"><text:span text:style-name="Emphasis"><text:span text:style-name="T79"/></text:span></text:p>
      <text:list xml:id="list1384074744" text:continue-numbering="true" text:style-name="L2">
        <text:list-item>
          <text:list>
            <text:list-item>
              <text:p text:style-name="P41"><text:span text:style-name="T1">Aanmelden als </text:span><text:span text:style-name="Definition"><text:span text:style-name="T116">&lt;Gebruiker&gt;</text:span></text:span><text:span text:style-name="T1">.</text:span></text:p>
              <text:p text:style-name="P24"/>
            </text:list-item>
            <text:list-item>
              <text:p text:style-name="P33"><text:span text:style-name="T1">Open </text:span><text:span text:style-name="Strong_20_Emphasis"><text:span text:style-name="T1">Extra stuurprogramma's</text:span></text:span><text:span text:style-name="T1"> (indicator rechtsboven) en kies <text:line-break/></text:span><text:span text:style-name="Strong_20_Emphasis"><text:span text:style-name="T1">Stuurprogramma's installeren</text:span></text:span><text:span text:style-name="T1">, of controleer of er wat te installeren is via de Dash, zoek </text:span><text:span text:style-name="User_20_Entry"><text:span text:style-name="T117">sof</text:span></text:span><text:span text:style-name="T1"> en klik op </text:span><text:span text:style-name="Strong_20_Emphasis"><text:span text:style-name="T2">Softwarebronnen</text:span></text:span><text:span text:style-name="Strong_20_Emphasis"><text:span text:style-name="T6"> </text:span></text:span><text:span text:style-name="Emphasis"><text:span text:style-name="T81">&gt; tab </text:span></text:span><text:span text:style-name="Strong_20_Emphasis"><text:span text:style-name="T106">Extra stuurprogramma's</text:span></text:span><text:span text:style-name="Emphasis"><text:span text:style-name="T80">, of via </text:span></text:span><text:span text:style-name="Emphasis"><text:span text:style-name="T105">het Systeemmenu</text:span></text:span><text:span text:style-name="Emphasis"><text:span text:style-name="T80"> (tandwielsymbool <text:s/>rechtsboven) &gt; </text:span></text:span><text:span text:style-name="Strong_20_Emphasis"><text:span text:style-name="T103">Systeeminstellingen</text:span></text:span><text:span text:style-name="Emphasis"><text:span text:style-name="T80"> &gt; </text:span></text:span><text:span text:style-name="Strong_20_Emphasis"><text:span text:style-name="T93">Softwarebronnen</text:span></text:span><text:span text:style-name="Emphasis"><text:span text:style-name="T80"> </text:span></text:span><text:span text:style-name="Emphasis"><text:span text:style-name="T81">&gt; tab </text:span></text:span><text:span text:style-name="Strong_20_Emphasis"><text:span text:style-name="T110">Extra stuurprogramma's</text:span></text:span><text:span text:style-name="Emphasis"><text:span text:style-name="T81">.</text:span></text:span><text:span text:style-name="T1"><text:line-break/>Selecteer eventuele stuurprogramma(s) en klik op </text:span><text:span text:style-name="Strong_20_Emphasis"><text:span text:style-name="T3">Wijzigingen doorvoeren</text:span></text:span><text:span text:style-name="T1">. <text:line-break/>Klik op </text:span><text:span text:style-name="Strong_20_Emphasis"><text:span text:style-name="T1">Sluiten</text:span></text:span><text:span text:style-name="T1">.</text:span></text:p>
            </text:list-item>
            <text:list-item>
              <text:p text:style-name="P32"><text:span text:style-name="Emphasis"><text:span text:style-name="T103">Indien nodig/mogelijk<text:tab/></text:span></text:span><text:span text:style-name="Emphasis"><text:span text:style-name="T82">Maak verbinding met het draadloze netwerk.<text:line-break/></text:span></text:span><text:span text:style-name="Emphasis"><text:span text:style-name="T103">Indien nodig<text:tab/><text:tab/><text:tab/><text:tab/></text:span></text:span><text:span text:style-name="Emphasis"><text:span text:style-name="T82">Verwijder de netwerkkabel.</text:span></text:span></text:p>
              <text:p text:style-name="P37"><text:span text:style-name="Emphasis"><text:span text:style-name="T25"/></text:span></text:p>
            </text:list-item>
            <text:list-item>
              <text:p text:style-name="P38"><text:span text:style-name="T51">Open </text:span><text:span text:style-name="Strong_20_Emphasis"><text:span text:style-name="T68">Updatebeheer</text:span></text:span><text:span text:style-name="T51"> </text:span><text:span text:style-name="Strong_20_Emphasis"><text:span text:style-name="T16">(links in de Starter), </text:span></text:span><text:span text:style-name="T51">of open de Dash, zoek </text:span><text:span text:style-name="User_20_Entry"><text:span text:style-name="T69">upd</text:span></text:span><text:span text:style-name="T51"> en klik op </text:span><text:span text:style-name="Strong_20_Emphasis"><text:span text:style-name="T68">Updatebeheer</text:span></text:span><text:span text:style-name="T51">. Klik op </text:span><text:span text:style-name="Strong_20_Emphasis"><text:span text:style-name="T68">Updates installeren</text:span></text:span><text:span text:style-name="T51">. Klik op </text:span><text:span text:style-name="Strong_20_Emphasis"><text:span text:style-name="T68">Sluiten</text:span></text:span><text:span text:style-name="T51">.</text:span></text:p>
            </text:list-item>
            <text:list-item>
              <text:p text:style-name="P26"><text:span text:style-name="Emphasis"><text:span text:style-name="T101">Indien nodig<text:tab/></text:span></text:span><text:span text:style-name="Emphasis"><text:span text:style-name="T80">Herstart de computer.<text:line-break/><text:tab/><text:tab/><text:tab/><text:tab/><text:tab/><text:tab/>Aanmelden als </text:span></text:span><text:span text:style-name="Definition"><text:span text:style-name="T124">&lt;Gebruiker&gt;</text:span></text:span><text:span text:style-name="Emphasis"><text:span text:style-name="T80">.</text:span></text:span></text:p>
              <text:p text:style-name="P32"><text:span text:style-name="Emphasis"><text:span text:style-name="T103"/></text:span></text:p>
            </text:list-item>
            <text:list-item>
              <text:p text:style-name="P26"><text:span text:style-name="Emphasis"><text:span text:style-name="T103">Indien gewenst<text:tab/></text:span></text:span><text:span text:style-name="Emphasis"><text:span text:style-name="T80">Open de Dash, zoek </text:span></text:span><text:span text:style-name="User_20_Entry"><text:span text:style-name="T102">geb</text:span></text:span><text:span text:style-name="Emphasis"><text:span text:style-name="T80"> en klik op </text:span></text:span><text:span text:style-name="Strong_20_Emphasis"><text:span text:style-name="T103">Gebruikers en accounts</text:span></text:span><text:span text:style-name="Emphasis"><text:span text:style-name="T80">, <text:line-break/>of via het Systeemmenu &gt; </text:span></text:span><text:span text:style-name="Strong_20_Emphasis"><text:span text:style-name="T103">Systeeminstellingen</text:span></text:span><text:span text:style-name="Emphasis"><text:span text:style-name="T80"> &gt; </text:span></text:span><text:span text:style-name="Strong_20_Emphasis"><text:span text:style-name="T103">Gebruikers en accounts</text:span></text:span><text:span text:style-name="Emphasis"><text:span text:style-name="T80">.<text:line-break/>Klik op </text:span></text:span><text:span text:style-name="Strong_20_Emphasis"><text:span text:style-name="T103">Ontgrendelen</text:span></text:span><text:span text:style-name="Emphasis"><text:span text:style-name="T80">. Klik op </text:span></text:span><text:span text:style-name="Strong_20_Emphasis"><text:span text:style-name="T103">+</text:span></text:span><text:span text:style-name="Emphasis"><text:span text:style-name="T80">. Kies bij </text:span></text:span><text:span text:style-name="Strong_20_Emphasis"><text:span text:style-name="T103">Account-type</text:span></text:span><text:span text:style-name="Emphasis"><text:span text:style-name="T80"> voor </text:span></text:span><text:span text:style-name="Strong_20_Emphasis"><text:span text:style-name="T103">Beheerder</text:span></text:span><text:span text:style-name="Emphasis"><text:span text:style-name="T80">, </text:span></text:span><text:span text:style-name="Strong_20_Emphasis"><text:span text:style-name="T103">Volledige naam</text:span></text:span><text:span text:style-name="Emphasis"><text:span text:style-name="T80"> </text:span></text:span><text:span text:style-name="User_20_Entry"><text:span text:style-name="T102">Beheerder</text:span></text:span><text:span text:style-name="Emphasis"><text:span text:style-name="T80"> en klik op </text:span></text:span><text:span text:style-name="Strong_20_Emphasis"><text:span text:style-name="T92">Aanmaken</text:span></text:span><text:span text:style-name="Emphasis"><text:span text:style-name="T80">. Selecteer links </text:span></text:span><text:span text:style-name="Strong_20_Emphasis"><text:span text:style-name="T103">Beheerder</text:span></text:span><text:span text:style-name="Emphasis"><text:span text:style-name="T80"> en klik op </text:span></text:span><text:span text:style-name="Strong_20_Emphasis"><text:span text:style-name="T103">Account uitgeschakeld</text:span></text:span><text:span text:style-name="Emphasis"><text:span text:style-name="T80">. Geef tweemaal het </text:span></text:span><text:span text:style-name="Strong_20_Emphasis"><text:span text:style-name="T94">wachtwoord </text:span></text:span><text:span text:style-name="Emphasis"><text:span text:style-name="T80">en klik op </text:span></text:span><text:span text:style-name="Strong_20_Emphasis"><text:span text:style-name="T92">Wijzigen</text:span></text:span><text:span text:style-name="Emphasis"><text:span text:style-name="T80">. <text:line-break/>Sluit het venster </text:span></text:span><text:span text:style-name="Strong_20_Emphasis"><text:span text:style-name="T103">Gebruikers en accounts</text:span></text:span><text:span text:style-name="Emphasis"><text:span text:style-name="T80"> af.</text:span></text:span></text:p>
              <text:p text:style-name="P26"><text:span text:style-name="Emphasis"><text:span text:style-name="T80"/></text:span></text:p>
              <text:p text:style-name="P26"><text:span text:style-name="Emphasis"><text:span text:style-name="T80"/></text:span></text:p>
            </text:list-item>
          </text:list>
        </text:list-item>
      </text:list>
      <text:p text:style-name="P3"/>
      <text:list xml:id="list2003776262" text:continue-numbering="true" text:style-name="L2">
        <text:list-item>
          <text:p text:style-name="P40">Hardware installeren.</text:p>
          <text:list>
            <text:list-header>
              <text:p text:style-name="P32"><text:span text:style-name="Strong_20_Emphasis"><text:span text:style-name="T5"/></text:span></text:p>
            </text:list-header>
            <text:list-item>
              <text:p text:style-name="P37"><text:span text:style-name="T51">Controleer de eventuele </text:span><text:span text:style-name="Emphasis"><text:span text:style-name="T66">specifieke</text:span></text:span><text:span text:style-name="T51"> checklist voor deze computer.</text:span></text:p>
              <text:p text:style-name="P37"><text:span text:style-name="Strong_20_Emphasis"><text:span text:style-name="T51"/></text:span></text:p>
            </text:list-item>
            <text:list-item>
              <text:p text:style-name="P37"><text:span text:style-name="Emphasis"><text:span text:style-name="T37">Indien van toepassing <text:tab/></text:span></text:span><text:span text:style-name="T51">Sluit de printer aan en zet deze aan.<text:line-break/></text:span><text:span text:style-name="T60">Venster </text:span><text:span text:style-name="Strong_20_Emphasis"><text:span text:style-name="T60">Printerconfiguratie</text:span></text:span><text:span text:style-name="T60"> opent of open </text:span><text:span text:style-name="T51">de Dash</text:span><text:span text:style-name="T60">, zoek</text:span><text:span text:style-name="T51"> </text:span><text:span text:style-name="User_20_Entry"><text:span text:style-name="T69">afd</text:span></text:span><text:span text:style-name="T51"> en klik op</text:span><text:span text:style-name="T60"> </text:span><text:span text:style-name="Strong_20_Emphasis"><text:span text:style-name="T60">Afdrukbeheer</text:span></text:span><text:span text:style-name="T60">, </text:span><text:span text:style-name="Emphasis"><text:span text:style-name="T16">of via het Systeemmenu &gt; </text:span></text:span><text:span text:style-name="Strong_20_Emphasis"><text:span text:style-name="T33">Printers</text:span></text:span><text:span text:style-name="T16">.<text:line-break/></text:span><text:span text:style-name="T51">Klik op </text:span><text:span text:style-name="Strong_20_Emphasis"><text:span text:style-name="T68">Toevoegen</text:span></text:span><text:span text:style-name="T51">, kies </text:span><text:span text:style-name="Strong_20_Emphasis"><text:span text:style-name="T68">Merk</text:span></text:span><text:span text:style-name="T51"> en </text:span><text:span text:style-name="Strong_20_Emphasis"><text:span text:style-name="T68">Model</text:span></text:span><text:span text:style-name="T51">.<text:line-break/>Klik op </text:span><text:span text:style-name="Strong_20_Emphasis"><text:span text:style-name="T52">Toepassen</text:span></text:span><text:span text:style-name="T51">. Klik bij </text:span><text:span text:style-name="Strong_20_Emphasis"><text:span text:style-name="T52">Wilt u een testpagina afdrukken?</text:span></text:span><text:span text:style-name="T51"> op </text:span><text:span text:style-name="Strong_20_Emphasis"><text:span text:style-name="T52">Annuleren</text:span></text:span><text:span text:style-name="T51">.</text:span></text:p>
              <text:p text:style-name="P32"><text:span text:style-name="T1">Ga naar </text:span><text:span text:style-name="Strong_20_Emphasis"><text:span text:style-name="T1">Server</text:span></text:span><text:span text:style-name="T1"> &gt; </text:span><text:span text:style-name="Strong_20_Emphasis"><text:span text:style-name="T1">Instellingen</text:span></text:span><text:span text:style-name="T1">, vin</text:span><text:span text:style-name="T7">k aan <text:line-break/></text:span><text:span text:style-name="Strong_20_Emphasis"><text:span text:style-name="T7">Gedeelde printers verbonden met dit systeem publiceren</text:span></text:span><text:span text:style-name="T7">, en klik op </text:span><text:span text:style-name="Strong_20_Emphasis"><text:span text:style-name="T7">OK</text:span></text:span><text:span text:style-name="T7">.</text:span></text:p>
              <text:p text:style-name="P32"><text:span text:style-name="T7">Klik rechts op de printer en selecteer </text:span><text:span text:style-name="Strong_20_Emphasis"><text:span text:style-name="T7">Eigenschappen</text:span></text:span><text:span text:style-name="T7">. <text:line-break/>Klik links op </text:span><text:span text:style-name="Strong_20_Emphasis"><text:span text:style-name="T7">Beleidsregels</text:span></text:span><text:span text:style-name="T7"> en zorg dat alle drie opties </text:span><text:span text:style-name="Strong_20_Emphasis"><text:span text:style-name="T7">Aangezet</text:span></text:span><text:span text:style-name="T7">, </text:span><text:span text:style-name="Strong_20_Emphasis"><text:span text:style-name="T7">Accepteert taken</text:span></text:span><text:span text:style-name="T7">, en </text:span><text:span text:style-name="Strong_20_Emphasis"><text:span text:style-name="T7">Gedeeld</text:span></text:span><text:span text:style-name="T7"> zijn aangevinkt (i.v.m. printen van Windows naar Ubuntu). <text:line-break/>Klik op </text:span><text:span text:style-name="Strong_20_Emphasis"><text:span text:style-name="T7">Annuleren</text:span></text:span><text:span text:style-name="T7"> respecievelijk</text:span><text:span text:style-name="Strong_20_Emphasis"><text:span text:style-name="T7"> OK</text:span></text:span><text:span text:style-name="T7">. Sluit </text:span><text:span text:style-name="Strong_20_Emphasis"><text:span text:style-name="T95">Afdrukbeheer – localhost</text:span></text:span><text:span text:style-name="T95"> af.</text:span></text:p>
              <text:p text:style-name="P32"><text:span text:style-name="Emphasis"><text:span text:style-name="T7">Op een eventuele andere PC: </text:span></text:span><text:span text:style-name="T7">Open</text:span><text:span text:style-name="Emphasis"><text:span text:style-name="T83"> </text:span></text:span><text:span text:style-name="Strong_20_Emphasis"><text:span text:style-name="T104">Printers</text:span></text:span><text:span text:style-name="T95"> </text:span><text:span text:style-name="T7">en ga naar </text:span><text:span text:style-name="Strong_20_Emphasis"><text:span text:style-name="T7">Server</text:span></text:span><text:span text:style-name="T7"> &gt; </text:span><text:span text:style-name="Strong_20_Emphasis"><text:span text:style-name="T7">Instellingen. <text:line-break/></text:span></text:span><text:span text:style-name="T7">Vink aan </text:span><text:span text:style-name="Strong_20_Emphasis"><text:span text:style-name="T7">Door andere systemen gedeelde printers tonen</text:span></text:span><text:span text:style-name="T7"> en klik op </text:span><text:span text:style-name="Strong_20_Emphasis"><text:span text:style-name="T7">OK</text:span></text:span><text:span text:style-name="T7">. <text:line-break/></text:span><text:span text:style-name="T95">Sluit </text:span><text:span text:style-name="Strong_20_Emphasis"><text:span text:style-name="T95">Afdrukbeheer – localhost</text:span></text:span><text:span text:style-name="T95"> af.</text:span></text:p>
            </text:list-item>
          </text:list>
        </text:list-item>
      </text:list>
      <text:p text:style-name="P8"/>
      <text:p text:style-name="P8"/>
      <text:list xml:id="list1194095495" text:continue-numbering="true" text:style-name="L2">
        <text:list-item>
          <text:p text:style-name="P24">Software installeren.</text:p>
          <text:list>
            <text:list-header>
              <text:p text:style-name="P24"/>
            </text:list-header>
            <text:list-item>
              <text:p text:style-name="P32"><text:span text:style-name="T1">Controleer de eventuele </text:span><text:span text:style-name="Emphasis"><text:span text:style-name="T116">specifieke</text:span></text:span><text:span text:style-name="T1"> checklist voor deze computer.</text:span></text:p>
              <text:p text:style-name="P35"><text:span text:style-name="Strong_20_Emphasis"><text:span text:style-name="T57"/></text:span></text:p>
            </text:list-item>
          </text:list>
          <text:list>
            <text:list-item>
              <text:p text:style-name="P37"><text:span text:style-name="Strong_20_Emphasis"><text:span text:style-name="T51">Voer de installatie uit via </text:span></text:span><text:span text:style-name="Strong_20_Emphasis"><text:span text:style-name="T52">Terminalvenster<text:line-break/></text:span></text:span><text:span text:style-name="User_20_Entry"><text:span text:style-name="T65">$ cd /tmp;wget karelzimmer.nl/gs;bash gs<text:line-break/></text:span></text:span><text:span text:style-name="User_20_Entry"><text:span text:style-name="T75">$ ./install.sh</text:span></text:span><text:span text:style-name="User_20_Entry"><text:span text:style-name="T60"><text:line-break/></text:span></text:span><text:span text:style-name="User_20_Entry"><text:span text:style-name="T51">Volg de aanwijzingen van het installatiescript.</text:span></text:span></text:p>
              <text:p text:style-name="P37"><text:span text:style-name="User_20_Entry"><text:span text:style-name="T51"/></text:span></text:p>
            </text:list-item>
            <text:list-item>
              <text:p text:style-name="P39"><text:span text:style-name="User_20_Entry"><text:span text:style-name="T51">Controleer op volledigheid van de taalondersteuning via de Dash, zoek </text:span></text:span><text:span text:style-name="User_20_Entry"><text:span text:style-name="T69">taa</text:span></text:span><text:span text:style-name="User_20_Entry"><text:span text:style-name="T51"> en klik op </text:span></text:span><text:span text:style-name="Strong_20_Emphasis"><text:span text:style-name="T52">Taalondersteuning</text:span></text:span><text:span text:style-name="User_20_Entry"><text:span text:style-name="T51">, </text:span></text:span><text:span text:style-name="Emphasis"><text:span text:style-name="T16">of via het Systeemmenu &gt; </text:span></text:span><text:span text:style-name="Strong_20_Emphasis"><text:span text:style-name="T33">Systeeminstellingen</text:span></text:span><text:span text:style-name="User_20_Entry"><text:span text:style-name="T16"> &gt; </text:span></text:span><text:span text:style-name="Strong_20_Emphasis"><text:span text:style-name="T23">Taalondersteuning</text:span></text:span><text:span text:style-name="User_20_Entry"><text:span text:style-name="T16">. <text:line-break/></text:span></text:span><text:span text:style-name="User_20_Entry"><text:span text:style-name="T17">Bij de melding </text:span></text:span><text:span text:style-name="Strong_20_Emphasis"><text:span text:style-name="T39">De taalondersteuning is niet volledig geïnstalleerd</text:span></text:span><text:span text:style-name="User_20_Entry"><text:span text:style-name="T17"> klik op </text:span></text:span><text:span text:style-name="Strong_20_Emphasis"><text:span text:style-name="T39">Installeren</text:span></text:span><text:span text:style-name="User_20_Entry"><text:span text:style-name="T17">. <text:line-break/>Sluit </text:span></text:span><text:span text:style-name="Strong_20_Emphasis"><text:span text:style-name="T24">Taal</text:span></text:span><text:span text:style-name="Strong_20_Emphasis"><text:span text:style-name="T24">ondersteuning</text:span></text:span><text:span text:style-name="User_20_Entry"><text:span text:style-name="T17"> </text:span></text:span><text:span text:style-name="User_20_Entry"><text:span text:style-name="T18">af</text:span></text:span><text:span text:style-name="User_20_Entry"><text:span text:style-name="T17">.</text:span></text:span></text:p>
            </text:list-item>
          </text:list>
        </text:list-item>
      </text:list>
      <text:p text:style-name="P9"><text:span text:style-name="User_20_Entry"><text:span text:style-name="T16"/></text:span></text:p>
      <text:p text:style-name="P9"><text:span text:style-name="User_20_Entry"><text:span text:style-name="T16"/></text:span></text:p>
      <text:list xml:id="list911997838" text:continue-numbering="true" text:style-name="L2">
        <text:list-item>
          <text:p text:style-name="P37"><text:span text:style-name="Emphasis"><text:span text:style-name="T51">Gebruiker inrichten.</text:span></text:span></text:p>
          <text:p text:style-name="P37"><text:span text:style-name="Emphasis"><text:span text:style-name="T51"/></text:span></text:p>
          <text:list>
            <text:list-item>
              <text:p text:style-name="P34"><text:span text:style-name="T8">Controleer de eventuele </text:span><text:span text:style-name="Emphasis"><text:span text:style-name="T118">specifieke</text:span></text:span><text:span text:style-name="T8"> checklist voor deze computer.</text:span></text:p>
              <text:p text:style-name="P46"><text:span text:style-name="Emphasis"><text:span text:style-name="T116"/></text:span></text:p>
            </text:list-item>
            <text:list-item>
              <text:p text:style-name="P25">Koppel het medium aan waarop de backups staan, zoals een externe harde schijf, USB-stick, <text:span text:style-name="T133">CD</text:span>, of DVD.</text:p>
            </text:list-item>
            <text:list-item>
              <text:p text:style-name="P47"><text:span text:style-name="Strong_20_Emphasis"><text:span text:style-name="T9">Voer de restore uit via</text:span></text:span><text:span text:style-name="User_20_Entry"><text:span text:style-name="T131"><text:line-break/>$ </text:span></text:span><text:span text:style-name="User_20_Entry"><text:span text:style-name="T129">./restore.sh</text:span></text:span><text:span text:style-name="User_20_Entry"><text:span text:style-name="T116"><text:line-break/></text:span></text:span><text:span text:style-name="T8">Volg de aanwijzingen van het script.</text:span></text:p>
              <text:p text:style-name="P49"/>
            </text:list-item>
            <text:list-item>
              <text:p text:style-name="P48"><text:span text:style-name="T127">Breid </text:span><text:span text:style-name="T128">de </text:span><text:span text:style-name="T125">werkblad</text:span><text:span text:style-name="T126">a</text:span><text:span text:style-name="T125">chtergrond</text:span><text:span text:style-name="T127">en uit </text:span><text:span text:style-name="T125">via</text:span><text:span text:style-name="User_20_Entry"><text:span text:style-name="T131"><text:line-break/>$ </text:span></text:span><text:span text:style-name="User_20_Entry"><text:span text:style-name="T129">./</text:span></text:span><text:span text:style-name="User_20_Entry"><text:span text:style-name="T130">wallpapers</text:span></text:span><text:span text:style-name="User_20_Entry"><text:span text:style-name="T129">.sh</text:span></text:span><text:span text:style-name="User_20_Entry"><text:span text:style-name="T116"><text:line-break/></text:span></text:span><text:span text:style-name="Emphasis"><text:span text:style-name="T10">Volg de aanwijzingen van het script.</text:span></text:span></text:p>
            </text:list-item>
          </text:list>
        </text:list-item>
      </text:list>
      <text:p text:style-name="P14"/>
      <text:p text:style-name="P19">5. Gebruiker inrichten (vervolg).</text:p>
      <text:p text:style-name="P13"/>
      <text:list xml:id="list1233072659" text:continue-numbering="true" text:style-name="L2">
        <text:list-item>
          <text:list>
            <text:list-item>
              <text:p text:style-name="P48"><text:span text:style-name="T1">Stel e-mail in via de</text:span><text:span text:style-name="T8"> Dash, klik op</text:span><text:span text:style-name="T1"> </text:span><text:span text:style-name="Strong_20_Emphasis"><text:span text:style-name="T1">E-mail lezen</text:span></text:span><text:span text:style-name="Strong_20_Emphasis"><text:span text:style-name="T5"> en klik </text:span></text:span><text:span text:style-name="Strong_20_Emphasis"><text:span text:style-name="T1">Volgende</text:span></text:span><text:span text:style-name="Strong_20_Emphasis"><text:span text:style-name="T5">, of klik op envelopsymbool op het paneel rechtsboven &gt; </text:span></text:span><text:span text:style-name="Strong_20_Emphasis"><text:span text:style-name="T116">E-mail (instellen)</text:span></text:span><text:span text:style-name="Strong_20_Emphasis"><text:span text:style-name="T5">.</text:span></text:span></text:p>
            </text:list-item>
            <text:list-item>
              <text:p text:style-name="P43"><text:span text:style-name="Emphasis"><text:span text:style-name="T53">Klik op </text:span></text:span><text:span text:style-name="Strong_20_Emphasis"><text:span text:style-name="T70">Versturen &amp; ontvangen</text:span></text:span><text:span text:style-name="Emphasis"><text:span text:style-name="T53">, geef het </text:span></text:span><text:span text:style-name="Strong_20_Emphasis"><text:span text:style-name="T70">POP-wachtwoord</text:span></text:span><text:span text:style-name="Emphasis"><text:span text:style-name="T53"> op en vink aan <text:line-break/></text:span></text:span><text:span text:style-name="Strong_20_Emphasis"><text:span text:style-name="T70">Dit wachtwoord onthouden</text:span></text:span><text:span text:style-name="Emphasis"><text:span text:style-name="T53">, klik op </text:span></text:span><text:span text:style-name="Strong_20_Emphasis"><text:span text:style-name="T70">OK</text:span></text:span><text:span text:style-name="Emphasis"><text:span text:style-name="T53">. </text:span></text:span><text:span text:style-name="Emphasis"><text:span text:style-name="T19">Verstuur een test-e-mail.</text:span></text:span></text:p>
            </text:list-item>
            <text:list-item>
              <text:p text:style-name="P43"><text:span text:style-name="Emphasis"><text:span text:style-name="T19">Installeer agenda via </text:span></text:span><text:span text:style-name="Strong_20_Emphasis"><text:span text:style-name="T38">Extra</text:span></text:span><text:span text:style-name="Emphasis"><text:span text:style-name="T19"> &gt; </text:span></text:span><text:span text:style-name="Strong_20_Emphasis"><text:span text:style-name="T38">Add-ons</text:span></text:span><text:span text:style-name="Emphasis"><text:span text:style-name="T19">, zoek op </text:span></text:span><text:span text:style-name="User_20_Entry"><text:span text:style-name="T40">agenda</text:span></text:span><text:span text:style-name="Emphasis"><text:span text:style-name="T19">, installeer </text:span></text:span><text:span text:style-name="Strong_20_Emphasis"><text:span text:style-name="T38">Lightning</text:span></text:span><text:span text:style-name="Emphasis"><text:span text:style-name="T19">.</text:span></text:span></text:p>
              <text:p text:style-name="P43"><text:span text:style-name="Emphasis"><text:span text:style-name="T19"/></text:span></text:p>
            </text:list-item>
            <text:list-item>
              <text:p text:style-name="P43"><text:span text:style-name="Emphasis"><text:span text:style-name="T53">Activeer enkelklik om internetadres te selecteren </text:span></text:span><text:span text:style-name="T53">via starter</text:span><text:span text:style-name="Emphasis"><text:span text:style-name="T53"> </text:span></text:span><text:span text:style-name="Emphasis"><text:span text:style-name="T54">Firefox webbrowser</text:span></text:span><text:span text:style-name="Emphasis"><text:span text:style-name="T53"> of via de Dash, klik op </text:span></text:span><text:span text:style-name="Strong_20_Emphasis"><text:span text:style-name="T70">Op het web surfen</text:span></text:span><text:span text:style-name="Emphasis"><text:span text:style-name="T53">. Ga</text:span></text:span><text:span text:style-name="Emphasis"><text:span text:style-name="T20"> naar </text:span></text:span><text:span text:style-name="User_20_Entry"><text:span text:style-name="T36">about:config</text:span></text:span><text:span text:style-name="Emphasis"><text:span text:style-name="T20"> en </text:span></text:span><text:span text:style-name="Emphasis"><text:span text:style-name="T22">Filter</text:span></text:span><text:span text:style-name="Emphasis"><text:span text:style-name="T20"> </text:span></text:span><text:span text:style-name="User_20_Entry"><text:span text:style-name="T36">click</text:span></text:span><text:span text:style-name="Emphasis"><text:span text:style-name="T20">. <text:line-break/></text:span></text:span><text:span text:style-name="Emphasis"><text:span text:style-name="T53">Dubbelklik regel </text:span></text:span><text:span text:style-name="Emphasis"><text:span text:style-name="T54">browser.urlbar.clickSelectsAll</text:span></text:span><text:span text:style-name="Emphasis"><text:span text:style-name="T53"> (w</text:span></text:span><text:span text:style-name="Emphasis"><text:span text:style-name="T20">aarde verandert in </text:span></text:span><text:span text:style-name="Emphasis"><text:span text:style-name="T22">true</text:span></text:span><text:span text:style-name="Emphasis"><text:span text:style-name="T20">).</text:span></text:span></text:p>
            </text:list-item>
            <text:list-item>
              <text:p text:style-name="P41"><text:span text:style-name="Emphasis"><text:span text:style-name="T16">Stel het juiste papierformaat in via </text:span></text:span><text:span text:style-name="Strong_20_Emphasis"><text:span text:style-name="T23">Bestand</text:span></text:span><text:span text:style-name="Emphasis"><text:span text:style-name="T16"> &gt; </text:span></text:span><text:span text:style-name="Strong_20_Emphasis"><text:span text:style-name="T23">Pagina-instellingen</text:span></text:span><text:span text:style-name="Emphasis"><text:span text:style-name="T16"> &gt; <text:line-break/></text:span></text:span><text:span text:style-name="Strong_20_Emphasis"><text:span text:style-name="T23">Papiergrootte</text:span></text:span><text:span text:style-name="Emphasis"><text:span text:style-name="T16"> &gt; </text:span></text:span><text:span text:style-name="Strong_20_Emphasis"><text:span text:style-name="T23">A4</text:span></text:span><text:span text:style-name="Emphasis"><text:span text:style-name="T16">. Klik op </text:span></text:span><text:span text:style-name="Strong_20_Emphasis"><text:span text:style-name="T23">Toepassen</text:span></text:span><text:span text:style-name="Emphasis"><text:span text:style-name="T16">.</text:span></text:span></text:p>
            </text:list-item>
            <text:list-item>
              <text:p text:style-name="P41"><text:span text:style-name="Emphasis"><text:span text:style-name="T37">Indien gewenst</text:span></text:span><text:span text:style-name="Emphasis"><text:span text:style-name="T16"> <text:tab/>Synchroniseer Firefox-gegevens via </text:span></text:span><text:span text:style-name="Strong_20_Emphasis"><text:span text:style-name="T33">Extra</text:span></text:span><text:span text:style-name="Emphasis"><text:span text:style-name="T16"> &gt; </text:span></text:span><text:span text:style-name="Strong_20_Emphasis"><text:span text:style-name="T33">Sync instellen</text:span></text:span><text:span text:style-name="Emphasis"><text:span text:style-name="T16"> (bewaar de </text:span></text:span><text:span text:style-name="T33">passphrase</text:span><text:span text:style-name="Emphasis"><text:span text:style-name="T16"> op een veilige plaats) of synchroniseer samen met een ander apparaat (computer, tablet, telefoon, etc.) via </text:span></text:span><text:span text:style-name="Strong_20_Emphasis"><text:span text:style-name="T33">Bewerken</text:span></text:span><text:span text:style-name="Emphasis"><text:span text:style-name="T16"> &gt; </text:span></text:span><text:span text:style-name="Strong_20_Emphasis"><text:span text:style-name="T33">Voorkeuren</text:span></text:span><text:span text:style-name="Emphasis"><text:span text:style-name="T16"> &gt; </text:span></text:span><text:span text:style-name="Strong_20_Emphasis"><text:span text:style-name="T33">Sync</text:span></text:span><text:span text:style-name="Emphasis"><text:span text:style-name="T16"> &gt; <text:line-break/></text:span></text:span><text:span text:style-name="Strong_20_Emphasis"><text:span text:style-name="T33">Een apparaat toevoegen</text:span></text:span><text:span text:style-name="T33">. Overweeg om </text:span><text:span text:style-name="Strong_20_Emphasis"><text:span text:style-name="T33">Geschiedenis</text:span></text:span><text:span text:style-name="T33"> en </text:span><text:span text:style-name="Strong_20_Emphasis"><text:span text:style-name="T33">Tabbladen</text:span></text:span><text:span text:style-name="T33"> *niet* te synchroniseren.</text:span></text:p>
            </text:list-item>
            <text:list-item>
              <text:p text:style-name="P41"><text:span text:style-name="Emphasis"><text:span text:style-name="T37">Indien gewenst</text:span></text:span><text:span text:style-name="Emphasis"><text:span text:style-name="T16"> <text:s text:c="2"/>Stel startpagina in via </text:span></text:span><text:span text:style-name="Strong_20_Emphasis"><text:span text:style-name="T33">Bewerken</text:span></text:span><text:span text:style-name="Emphasis"><text:span text:style-name="T16"> &gt; </text:span></text:span><text:span text:style-name="Strong_20_Emphasis"><text:span text:style-name="T33">Voorkeuren</text:span></text:span><text:span text:style-name="Emphasis"><text:span text:style-name="T16"> (bijv. </text:span></text:span><text:a xlink:type="simple" xlink:href="http://www.google.nl/"><text:span text:style-name="Emphasis"><text:span text:style-name="T116">www.google.nl</text:span></text:span></text:a><text:span text:style-name="Emphasis"><text:span text:style-name="T16">)</text:span></text:span></text:p>
              <text:p text:style-name="P41"><text:span text:style-name="Emphasis"><text:span text:style-name="T16"/></text:span></text:p>
            </text:list-item>
            <text:list-item>
              <text:p text:style-name="P41"><text:span text:style-name="T60">Activeer enkelklik om te openen via starter </text:span><text:span text:style-name="Strong_20_Emphasis"><text:span text:style-name="T60">Persoonlijke map</text:span></text:span><text:span text:style-name="T60"> &gt; </text:span><text:span text:style-name="Strong_20_Emphasis"><text:span text:style-name="T60">Bewerken</text:span></text:span><text:span text:style-name="T60"> &gt; <text:line-break/></text:span><text:span text:style-name="Strong_20_Emphasis"><text:span text:style-name="T60">Voorkeuren</text:span></text:span><text:span text:style-name="T60"> &gt; tabblad </text:span><text:span text:style-name="Strong_20_Emphasis"><text:span text:style-name="T60">Gedrag</text:span></text:span><text:span text:style-name="T60">. Kies </text:span><text:span text:style-name="Strong_20_Emphasis"><text:span text:style-name="T60">Eénmalig klikken om items te openen</text:span></text:span><text:span text:style-name="T60">. <text:line-break/>Klik op </text:span><text:span text:style-name="Strong_20_Emphasis"><text:span text:style-name="T60">Sluiten</text:span></text:span><text:span text:style-name="T60">.</text:span></text:p>
            </text:list-item>
          </text:list>
          <text:p text:style-name="P50"/>
          <text:list text:continue-numbering="true">
            <text:list-item>
              <text:p text:style-name="P44"><text:span text:style-name="T60">Wijzig de gebruikersafbeelding via de Dash, zoek </text:span><text:span text:style-name="User_20_Entry"><text:span text:style-name="T72">geb</text:span></text:span><text:span text:style-name="T60"> en klik op <text:line-break/></text:span><text:span text:style-name="Strong_20_Emphasis"><text:span text:style-name="T72">Gebruikers en accounts</text:span></text:span><text:span text:style-name="Emphasis"><text:span text:style-name="T19">, <text:line-break/>of via het Systeemmenu &gt; </text:span></text:span><text:span text:style-name="Strong_20_Emphasis"><text:span text:style-name="T35">Systeeminstellingen</text:span></text:span><text:span text:style-name="Emphasis"><text:span text:style-name="T19"> &gt; </text:span></text:span><text:span text:style-name="Strong_20_Emphasis"><text:span text:style-name="T35">Gebruikers en accounts</text:span></text:span><text:span text:style-name="Emphasis"><text:span text:style-name="T19">.</text:span></text:span><text:span text:style-name="T60"><text:line-break/>Klik links naast </text:span><text:span text:style-name="Definition"><text:span text:style-name="T116">&lt;Gebruiker&gt;</text:span></text:span><text:span text:style-name="T60">, selecteer </text:span><text:span text:style-name="Definition"><text:span text:style-name="T116">&lt;Gebruikersafbeelding&gt;</text:span></text:span><text:span text:style-name="T60"> en <text:line-break/>sluit </text:span><text:span text:style-name="Strong_20_Emphasis"><text:span text:style-name="T72">Gebruikers en accounts</text:span></text:span><text:span text:style-name="T60"> </text:span><text:span text:style-name="T62">af</text:span><text:span text:style-name="T60">.</text:span></text:p>
              <text:p text:style-name="P32"><text:span text:style-name="Emphasis"><text:span text:style-name="T103"/></text:span></text:p>
            </text:list-item>
            <text:list-item>
              <text:p text:style-name="P37"><text:span text:style-name="Emphasis"><text:span text:style-name="T37">Indien gewenst<text:tab/></text:span></text:span><text:span text:style-name="Emphasis"><text:span text:style-name="T19">Maak standaard documenten aan in het Microsoft-formaat door het openen van een willekeurig LibreOffice-toepassing of -document.<text:line-break/>Ga naar </text:span></text:span><text:span text:style-name="Strong_20_Emphasis"><text:span text:style-name="T35">Extra</text:span></text:span><text:span text:style-name="Emphasis"><text:span text:style-name="T19"> &gt; </text:span></text:span><text:span text:style-name="Strong_20_Emphasis"><text:span text:style-name="T35">Opties</text:span></text:span><text:span text:style-name="Emphasis"><text:span text:style-name="T19"> &gt; </text:span></text:span><text:span text:style-name="Strong_20_Emphasis"><text:span text:style-name="T35">Laden/Opslaan</text:span></text:span><text:span text:style-name="Emphasis"><text:span text:style-name="T19"> &gt; </text:span></text:span><text:span text:style-name="Strong_20_Emphasis"><text:span text:style-name="T35">Algemeen</text:span></text:span><text:span text:style-name="Emphasis"><text:span text:style-name="T19">.<text:line-break/>Onder </text:span></text:span><text:span text:style-name="Strong_20_Emphasis"><text:span text:style-name="T35">Standaard bestandsindeling en ODF-instellingen</text:span></text:span><text:span text:style-name="Emphasis"><text:span text:style-name="T19">:<text:line-break/></text:span></text:span><text:span text:style-name="Strong_20_Emphasis"><text:span text:style-name="T35">Documenttype</text:span></text:span><text:span text:style-name="Emphasis"><text:span text:style-name="T19"><text:tab/><text:tab/></text:span></text:span><text:span text:style-name="Strong_20_Emphasis"><text:span text:style-name="T35">Altijd opslaan als</text:span></text:span><text:span text:style-name="Emphasis"><text:span text:style-name="T19"> <text:line-break/>Tekstdocument<text:tab/><text:tab/>Microsoft Word 97/2000/XP <text:line-break/>Werkblad<text:tab/><text:tab/><text:tab/><text:tab/>Microsoft Excel 97/2000/XP <text:line-break/>Presentatie<text:tab/><text:tab/><text:tab/>Microsoft PowerPoint 97/2000/XP<text:line-break/></text:span></text:span><text:span text:style-name="Emphasis"><text:span text:style-name="T30">Klik op </text:span></text:span><text:span text:style-name="Strong_20_Emphasis"><text:span text:style-name="T35">OK</text:span></text:span><text:span text:style-name="Emphasis"><text:span text:style-name="T19"> en sluit </text:span></text:span><text:span text:style-name="Strong_20_Emphasis"><text:span text:style-name="T35">LibreOffice</text:span></text:span><text:span text:style-name="Emphasis"><text:span text:style-name="T19"> af.</text:span></text:span></text:p>
            </text:list-item>
          </text:list>
        </text:list-item>
      </text:list>
      <text:p text:style-name="P9"><text:span text:style-name="Emphasis"><text:span text:style-name="T19"/></text:span></text:p>
      <text:p text:style-name="P9"><text:span text:style-name="Emphasis"><text:span text:style-name="T19"/></text:span></text:p>
      <text:list xml:id="list598784375" text:continue-numbering="true" text:style-name="L2">
        <text:list-item>
          <text:p text:style-name="P51">Installatie afronden.</text:p>
          <text:p text:style-name="P51"/>
          <text:list>
            <text:list-item>
              <text:p text:style-name="P52"><text:span text:style-name="Strong_20_Emphasis"><text:span text:style-name="T56">Controleer de eventuele </text:span></text:span><text:span text:style-name="Emphasis"><text:span text:style-name="T66">specifieke</text:span></text:span><text:span text:style-name="Strong_20_Emphasis"><text:span text:style-name="T56"> checklist voor deze computer.</text:span></text:span></text:p>
            </text:list-item>
          </text:list>
        </text:list-item>
      </text:list>
      <text:p text:style-name="P16"/>
      <text:p text:style-name="P16"/>
      <text:list xml:id="list2823272643023648825" text:style-name="L3">
        <text:list-header>
          <text:p text:style-name="P54"><text:span text:style-name="Strong_20_Emphasis"><text:span text:style-name="T114">NOTE</text:span></text:span><text:span text:style-name="Strong_20_Emphasis"><text:span text:style-name="T60"><text:tab/><text:tab/></text:span></text:span><text:span text:style-name="T57">Installatie </text:span><text:span text:style-name="Definition"><text:span text:style-name="T119">&lt;Computernaam&gt;</text:span></text:span><text:span text:style-name="T57"> voltooid.</text:span></text:p>
          <text:p text:style-name="P53"><text:span text:style-name="Strong_20_Emphasis"><text:span text:style-name="T71"><text:tab/><text:tab/><text:tab/><text:tab/></text:span></text:span><text:span text:style-name="T41">Checklist eindigt hier.</text:span></text:p>
        </text:list-header>
      </text:list>
      <text:p text:style-name="P18"/>
      <text:p text:style-name="P18"/>
      <text:p text:style-name="P18"/>
      <text:p text:style-name="P17"><text:span text:style-name="T134">Dit werk is gelicenseerd onder een Creative Commons Naamsvermelding-GelijkDelen 3.0 Nederland </text:span><text:span text:style-name="T132">licentie</text:span><text:span text:style-name="T13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adornments="Cursief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1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1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size="10.5pt" style:text-underline-style="none" fo:background-color="transparent" style:font-name-asian="DejaVu Sans Mono" style:font-name-complex="DejaVu Sans Mono"/>
    </style:style>
    <style:style style:name="Emphasis" style:family="text">
      <style:text-properties style:font-name="Ubuntu1" fo:font-size="11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 Mono1" fo:font-size="11pt" fo:font-style="italic" style:text-underline-style="none" fo:font-weight="normal" style:text-blinking="false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Ubuntu2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style:font-name="Ubuntu3" fo:font-size="11pt" style:font-size-asian="11pt" style:font-size-complex="11pt"/>
    </style:style>
    <style:style style:name="MT2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Ubuntu 12.10 desktop</text:file-name></text:span><text:span text:style-name="MT1"><text:tab/></text:span><text:span text:style-name="MT1"><text:tab/></text:span><text:span text:style-name="MT1"><text:date style:data-style-name="N36" text:date-value="2013-07-26T23:17:34">26-07-2013</text:date></text:span></text:p>
      </style:header>
      <style:footer>
        <text:p text:style-name="MP2"/>
        <text:p text:style-name="Footer"><text:span text:style-name="MT2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subject>Installatie PC software</dc:subject>
    <meta:initial-creator>Karel Zimmer</meta:initial-creator>
    <meta:creation-date>1995-11-21T17:41:00</meta:creation-date>
    <dc:date>2013-07-26T23:17:34</dc:date>
    <meta:printed-by>Karel Zimmer</meta:printed-by>
    <meta:print-date>2012-10-28T00:34:06</meta:print-date>
    <meta:keyword>Installatie</meta:keyword>
    <meta:keyword>Checklist</meta:keyword>
    <meta:keyword>Linux</meta:keyword>
    <meta:editing-cycles>3121</meta:editing-cycles>
    <meta:editing-duration>P7DT3H55M29S</meta:editing-duration>
    <dc:creator>Karel Zimmer</dc:creator>
    <meta:document-statistic meta:table-count="0" meta:image-count="0" meta:object-count="0" meta:page-count="4" meta:paragraph-count="71" meta:word-count="1278" meta:character-count="9068" meta:non-whitespace-character-count="7676"/>
    <meta:user-defined meta:name="Info 1"/>
    <meta:user-defined meta:name="Info 2"/>
    <meta:user-defined meta:name="Info 3"/>
    <meta:user-defined meta:name="Info 4"/>
  </office:meta>
</office:document-meta>
</file>